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4.46pt"/>
    </style:style>
    <style:style style:name="co4" style:family="table-column">
      <style:table-column-properties fo:break-before="auto" style:column-width="128.64pt"/>
    </style:style>
    <style:style style:name="co5" style:family="table-column">
      <style:table-column-properties fo:break-before="auto" style:column-width="34.75pt"/>
    </style:style>
    <style:style style:name="co6" style:family="table-column">
      <style:table-column-properties fo:break-before="auto" style:column-width="71.29pt"/>
    </style:style>
    <style:style style:name="co7" style:family="table-column">
      <style:table-column-properties fo:break-before="auto" style:column-width="172.06pt"/>
    </style:style>
    <style:style style:name="co8" style:family="table-column">
      <style:table-column-properties fo:break-before="auto" style:column-width="126.51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198.91pt"/>
    </style:style>
    <style:style style:name="co11" style:family="table-column">
      <style:table-column-properties fo:break-before="auto" style:column-width="10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Reading 1</text:p>
          </table:table-cell>
          <table:table-cell office:value-type="string" calcext:value-type="string">
            <text:p>Reading 2</text:p>
          </table:table-cell>
        </table:table-row>
        <table:table-row table:style-name="ro1">
          <table:table-cell office:value-type="string" calcext:value-type="string">
            <text:p>Stk11_quadriceps_W1</text:p>
          </table:table-cell>
          <table:table-cell table:formula="of:=[$'2013.09.17_LKB1_quadriceps_WES_XGU_VDT_automatic_threshold'.$E$5]" office:value-type="float" office:value="24" calcext:value-type="float">
            <text:p>24</text:p>
          </table:table-cell>
          <table:table-cell table:formula="of:=[$'2013.09.17_LKB1_quadriceps_WES_XGU_VDT_automatic_threshold'.$E$6]" office:value-type="float" office:value="23.2939" calcext:value-type="float">
            <text:p>23.2939</text:p>
          </table:table-cell>
        </table:table-row>
        <table:table-row table:style-name="ro1">
          <table:table-cell office:value-type="string" calcext:value-type="string">
            <text:p>Stk11_quadriceps_S1</text:p>
          </table:table-cell>
          <table:table-cell table:formula="of:=[$'2013.09.17_LKB1_quadriceps_WES_XGU_VDT_automatic_threshold'.$E$7]" office:value-type="float" office:value="25.0911" calcext:value-type="float">
            <text:p>25.0911</text:p>
          </table:table-cell>
          <table:table-cell table:formula="of:=[$'2013.09.17_LKB1_quadriceps_WES_XGU_VDT_automatic_threshold'.$E$8]" office:value-type="float" office:value="25.0377" calcext:value-type="float">
            <text:p>25.0377</text:p>
          </table:table-cell>
        </table:table-row>
        <table:table-row table:style-name="ro1">
          <table:table-cell office:value-type="string" calcext:value-type="string">
            <text:p>Stk11_quadriceps_X1</text:p>
          </table:table-cell>
          <table:table-cell table:formula="of:=[$'2013.09.17_LKB1_quadriceps_WES_XGU_VDT_automatic_threshold'.$E$9]" office:value-type="float" office:value="22.7215" calcext:value-type="float">
            <text:p>22.7215</text:p>
          </table:table-cell>
          <table:table-cell table:formula="of:=[$'2013.09.17_LKB1_quadriceps_WES_XGU_VDT_automatic_threshold'.$E$10]" office:value-type="float" office:value="22.8944" calcext:value-type="float">
            <text:p>22.8944</text:p>
          </table:table-cell>
        </table:table-row>
        <table:table-row table:style-name="ro1">
          <table:table-cell office:value-type="string" calcext:value-type="string">
            <text:p>Stk11_quadriceps_U1</text:p>
          </table:table-cell>
          <table:table-cell table:formula="of:=[$'2013.09.17_LKB1_quadriceps_WES_XGU_VDT_automatic_threshold'.$E$11]" office:value-type="float" office:value="22.7455" calcext:value-type="float">
            <text:p>22.7455</text:p>
          </table:table-cell>
          <table:table-cell table:formula="of:=[$'2013.09.17_LKB1_quadriceps_WES_XGU_VDT_automatic_threshold'.$E$12]" office:value-type="float" office:value="22.1758" calcext:value-type="float">
            <text:p>22.1758</text:p>
          </table:table-cell>
        </table:table-row>
        <table:table-row table:style-name="ro1">
          <table:table-cell office:value-type="string" calcext:value-type="string">
            <text:p>Stk11_quadriceps_V1</text:p>
          </table:table-cell>
          <table:table-cell table:formula="of:=[$'2013.09.17_LKB1_quadriceps_WES_XGU_VDT_automatic_threshold'.$E$13]" office:value-type="float" office:value="21.9313" calcext:value-type="float">
            <text:p>21.9313</text:p>
          </table:table-cell>
          <table:table-cell table:formula="of:=[$'2013.09.17_LKB1_quadriceps_WES_XGU_VDT_automatic_threshold'.$E$14]" office:value-type="float" office:value="21.7884" calcext:value-type="float">
            <text:p>21.7884</text:p>
          </table:table-cell>
        </table:table-row>
        <table:table-row table:style-name="ro1">
          <table:table-cell office:value-type="string" calcext:value-type="string">
            <text:p>Stk11_quadriceps_T1</text:p>
          </table:table-cell>
          <table:table-cell table:formula="of:=[$'2013.09.17_LKB1_quadriceps_WES_XGU_VDT_automatic_threshold'.$E$15]" office:value-type="float" office:value="22.6788" calcext:value-type="float">
            <text:p>22.6788</text:p>
          </table:table-cell>
          <table:table-cell table:formula="of:=[$'2013.09.17_LKB1_quadriceps_WES_XGU_VDT_automatic_threshold'.$E$16]" office:value-type="float" office:value="22.4111" calcext:value-type="float">
            <text:p>22.4111</text:p>
          </table:table-cell>
        </table:table-row>
        <table:table-row table:style-name="ro1">
          <table:table-cell office:value-type="string" calcext:value-type="string">
            <text:p>Stk11_quadriceps_W2</text:p>
          </table:table-cell>
          <table:table-cell table:formula="of:=[$'2013.09.17_LKB1_quadriceps_WES_XGU_VDT_automatic_threshold'.$E$17]" office:value-type="float" office:value="23.2839" calcext:value-type="float">
            <text:p>23.2839</text:p>
          </table:table-cell>
          <table:table-cell table:formula="of:=[$'2013.09.17_LKB1_quadriceps_WES_XGU_VDT_automatic_threshold'.$E$18]" office:value-type="float" office:value="23.9803" calcext:value-type="float">
            <text:p>23.9803</text:p>
          </table:table-cell>
        </table:table-row>
        <table:table-row table:style-name="ro1">
          <table:table-cell office:value-type="string" calcext:value-type="string">
            <text:p>Stk11_quadriceps_S2</text:p>
          </table:table-cell>
          <table:table-cell table:formula="of:=[$'2013.09.17_LKB1_quadriceps_WES_XGU_VDT_automatic_threshold'.$E$19]" office:value-type="float" office:value="23.6781" calcext:value-type="float">
            <text:p>23.6781</text:p>
          </table:table-cell>
          <table:table-cell table:formula="of:=[$'2013.09.17_LKB1_quadriceps_WES_XGU_VDT_automatic_threshold'.$E$20]" office:value-type="float" office:value="23.6213" calcext:value-type="float">
            <text:p>23.6213</text:p>
          </table:table-cell>
        </table:table-row>
        <table:table-row table:style-name="ro1">
          <table:table-cell office:value-type="string" calcext:value-type="string">
            <text:p>Stk11_quadriceps_X2</text:p>
          </table:table-cell>
          <table:table-cell table:formula="of:=[$'2013.09.17_LKB1_quadriceps_WES_XGU_VDT_automatic_threshold'.$E$21]" office:value-type="float" office:value="22.3841" calcext:value-type="float">
            <text:p>22.3841</text:p>
          </table:table-cell>
          <table:table-cell table:formula="of:=[$'2013.09.17_LKB1_quadriceps_WES_XGU_VDT_automatic_threshold'.$E$22]" office:value-type="float" office:value="22.5701" calcext:value-type="float">
            <text:p>22.5701</text:p>
          </table:table-cell>
        </table:table-row>
        <table:table-row table:style-name="ro1">
          <table:table-cell office:value-type="string" calcext:value-type="string">
            <text:p>Stk11_quadriceps_U2</text:p>
          </table:table-cell>
          <table:table-cell table:formula="of:=[$'2013.09.17_LKB1_quadriceps_WES_XGU_VDT_automatic_threshold'.$E$23]" office:value-type="float" office:value="22.6238" calcext:value-type="float">
            <text:p>22.6238</text:p>
          </table:table-cell>
          <table:table-cell table:formula="of:=[$'2013.09.17_LKB1_quadriceps_WES_XGU_VDT_automatic_threshold'.$E$24]" office:value-type="float" office:value="22.6585" calcext:value-type="float">
            <text:p>22.6585</text:p>
          </table:table-cell>
        </table:table-row>
        <table:table-row table:style-name="ro1">
          <table:table-cell office:value-type="string" calcext:value-type="string">
            <text:p>Stk11_quadriceps_V2</text:p>
          </table:table-cell>
          <table:table-cell table:formula="of:=[$'2013.09.17_LKB1_quadriceps_WES_XGU_VDT_automatic_threshold'.$E$25]" office:value-type="float" office:value="21.9884" calcext:value-type="float">
            <text:p>21.9884</text:p>
          </table:table-cell>
          <table:table-cell table:formula="of:=[$'2013.09.17_LKB1_quadriceps_WES_XGU_VDT_automatic_threshold'.$E$26]" office:value-type="float" office:value="21.8432" calcext:value-type="float">
            <text:p>21.8432</text:p>
          </table:table-cell>
        </table:table-row>
        <table:table-row table:style-name="ro1">
          <table:table-cell office:value-type="string" calcext:value-type="string">
            <text:p>Stk11_quadriceps_T2</text:p>
          </table:table-cell>
          <table:table-cell table:formula="of:=[$'2013.09.17_LKB1_quadriceps_WES_XGU_VDT_automatic_threshold'.$E$27]" office:value-type="float" office:value="22.1137" calcext:value-type="float">
            <text:p>22.1137</text:p>
          </table:table-cell>
          <table:table-cell table:formula="of:=[$'2013.09.17_LKB1_quadriceps_WES_XGU_VDT_automatic_threshold'.$E$28]" office:value-type="float" office:value="22.2407" calcext:value-type="float">
            <text:p>22.2407</text:p>
          </table:table-cell>
        </table:table-row>
        <table:table-row table:style-name="ro1">
          <table:table-cell office:value-type="string" calcext:value-type="string">
            <text:p>Stk11_quadriceps_W3</text:p>
          </table:table-cell>
          <table:table-cell table:formula="of:=[$'2013.09.17_LKB1_quadriceps_WES_XGU_VDT_automatic_threshold'.$E$29]" office:value-type="float" office:value="24.032" calcext:value-type="float">
            <text:p>24.032</text:p>
          </table:table-cell>
          <table:table-cell table:formula="of:=[$'2013.09.17_LKB1_quadriceps_WES_XGU_VDT_automatic_threshold'.$E$30]" office:value-type="float" office:value="23.7815" calcext:value-type="float">
            <text:p>23.7815</text:p>
          </table:table-cell>
        </table:table-row>
        <table:table-row table:style-name="ro1">
          <table:table-cell office:value-type="string" calcext:value-type="string">
            <text:p>Stk11_quadriceps_S3</text:p>
          </table:table-cell>
          <table:table-cell table:formula="of:=[$'2013.09.17_LKB1_quadriceps_WES_XGU_VDT_automatic_threshold'.$E$31]" office:value-type="float" office:value="23.5655" calcext:value-type="float">
            <text:p>23.5655</text:p>
          </table:table-cell>
          <table:table-cell table:formula="of:=[$'2013.09.17_LKB1_quadriceps_WES_XGU_VDT_automatic_threshold'.$E$32]" office:value-type="float" office:value="23.1033" calcext:value-type="float">
            <text:p>23.1033</text:p>
          </table:table-cell>
        </table:table-row>
        <table:table-row table:style-name="ro1">
          <table:table-cell office:value-type="string" calcext:value-type="string">
            <text:p>Stk11_quadriceps_X3</text:p>
          </table:table-cell>
          <table:table-cell table:formula="of:=[$'2013.09.17_LKB1_quadriceps_WES_XGU_VDT_automatic_threshold'.$E$33]" office:value-type="float" office:value="22.7815" calcext:value-type="float">
            <text:p>22.7815</text:p>
          </table:table-cell>
          <table:table-cell table:formula="of:=[$'2013.09.17_LKB1_quadriceps_WES_XGU_VDT_automatic_threshold'.$E$34]" office:value-type="float" office:value="22.5913" calcext:value-type="float">
            <text:p>22.5913</text:p>
          </table:table-cell>
        </table:table-row>
        <table:table-row table:style-name="ro1">
          <table:table-cell office:value-type="string" calcext:value-type="string">
            <text:p>Stk11_quadriceps_U3</text:p>
          </table:table-cell>
          <table:table-cell table:formula="of:=[$'2013.09.17_LKB1_quadriceps_WES_XGU_VDT_automatic_threshold'.$E$35]" office:value-type="float" office:value="21.7741" calcext:value-type="float">
            <text:p>21.7741</text:p>
          </table:table-cell>
          <table:table-cell table:formula="of:=[$'2013.09.17_LKB1_quadriceps_WES_XGU_VDT_automatic_threshold'.$E$36]" office:value-type="float" office:value="22.2422" calcext:value-type="float">
            <text:p>22.2422</text:p>
          </table:table-cell>
        </table:table-row>
        <table:table-row table:style-name="ro1">
          <table:table-cell office:value-type="string" calcext:value-type="string">
            <text:p>Stk11_quadriceps_V3</text:p>
          </table:table-cell>
          <table:table-cell table:formula="of:=[$'2013.09.17_LKB1_quadriceps_WES_XGU_VDT_automatic_threshold'.$E$37]" office:value-type="float" office:value="21.0345" calcext:value-type="float">
            <text:p>21.0345</text:p>
          </table:table-cell>
          <table:table-cell table:formula="of:=[$'2013.09.17_LKB1_quadriceps_WES_XGU_VDT_automatic_threshold'.$E$38]" office:value-type="float" office:value="21.2419" calcext:value-type="float">
            <text:p>21.2419</text:p>
          </table:table-cell>
        </table:table-row>
        <table:table-row table:style-name="ro1">
          <table:table-cell office:value-type="string" calcext:value-type="string">
            <text:p>Stk11_quadriceps_T3</text:p>
          </table:table-cell>
          <table:table-cell table:formula="of:=[$'2013.09.17_LKB1_quadriceps_WES_XGU_VDT_automatic_threshold'.$E$39]" office:value-type="float" office:value="22.6211" calcext:value-type="float">
            <text:p>22.6211</text:p>
          </table:table-cell>
          <table:table-cell table:formula="of:=[$'2013.09.17_LKB1_quadriceps_WES_XGU_VDT_automatic_threshold'.$E$40]" office:value-type="float" office:value="22.6732" calcext:value-type="float">
            <text:p>22.6732</text:p>
          </table:table-cell>
        </table:table-row>
        <table:table-row table:style-name="ro1">
          <table:table-cell office:value-type="string" calcext:value-type="string">
            <text:p>Stk11_quadriceps_W4</text:p>
          </table:table-cell>
          <table:table-cell table:formula="of:=[$'2013.09.17_LKB1_quadriceps_WES_XGU_VDT_automatic_threshold'.$E$41]" office:value-type="float" office:value="23.0726" calcext:value-type="float">
            <text:p>23.0726</text:p>
          </table:table-cell>
          <table:table-cell table:formula="of:=[$'2013.09.17_LKB1_quadriceps_WES_XGU_VDT_automatic_threshold'.$E$42]" office:value-type="float" office:value="22.9293" calcext:value-type="float">
            <text:p>22.9293</text:p>
          </table:table-cell>
        </table:table-row>
        <table:table-row table:style-name="ro1">
          <table:table-cell office:value-type="string" calcext:value-type="string">
            <text:p>Stk11_quadriceps_S4</text:p>
          </table:table-cell>
          <table:table-cell table:formula="of:=[$'2013.09.17_LKB1_quadriceps_WES_XGU_VDT_automatic_threshold'.$E$43]" office:value-type="float" office:value="23.2472" calcext:value-type="float">
            <text:p>23.2472</text:p>
          </table:table-cell>
          <table:table-cell table:formula="of:=[$'2013.09.17_LKB1_quadriceps_WES_XGU_VDT_automatic_threshold'.$E$44]" office:value-type="float" office:value="23.2944" calcext:value-type="float">
            <text:p>23.2944</text:p>
          </table:table-cell>
        </table:table-row>
        <table:table-row table:style-name="ro1">
          <table:table-cell office:value-type="string" calcext:value-type="string">
            <text:p>Stk11_quadriceps_X4</text:p>
          </table:table-cell>
          <table:table-cell table:formula="of:=[$'2013.09.17_LKB1_quadriceps_WES_XGU_VDT_automatic_threshold'.$E$45]" office:value-type="float" office:value="22.6523" calcext:value-type="float">
            <text:p>22.6523</text:p>
          </table:table-cell>
          <table:table-cell table:formula="of:=[$'2013.09.17_LKB1_quadriceps_WES_XGU_VDT_automatic_threshold'.$E$46]" office:value-type="float" office:value="22.6597" calcext:value-type="float">
            <text:p>22.6597</text:p>
          </table:table-cell>
        </table:table-row>
        <table:table-row table:style-name="ro1">
          <table:table-cell office:value-type="string" calcext:value-type="string">
            <text:p>Stk11_quadriceps_U4</text:p>
          </table:table-cell>
          <table:table-cell table:formula="of:=[$'2013.09.17_LKB1_quadriceps_WES_XGU_VDT_automatic_threshold'.$E$47]" office:value-type="float" office:value="22.0408" calcext:value-type="float">
            <text:p>22.0408</text:p>
          </table:table-cell>
          <table:table-cell table:formula="of:=[$'2013.09.17_LKB1_quadriceps_WES_XGU_VDT_automatic_threshold'.$E$48]" office:value-type="float" office:value="22.8395" calcext:value-type="float">
            <text:p>22.8395</text:p>
          </table:table-cell>
        </table:table-row>
        <table:table-row table:style-name="ro1">
          <table:table-cell office:value-type="string" calcext:value-type="string">
            <text:p>Stk11_quadriceps_V4</text:p>
          </table:table-cell>
          <table:table-cell table:formula="of:=[$'2013.09.17_LKB1_quadriceps_WES_XGU_VDT_automatic_threshold'.$E$49]" office:value-type="float" office:value="21.3589" calcext:value-type="float">
            <text:p>21.3589</text:p>
          </table:table-cell>
          <table:table-cell table:formula="of:=[$'2013.09.17_LKB1_quadriceps_WES_XGU_VDT_automatic_threshold'.$E$50]" office:value-type="float" office:value="21.4583" calcext:value-type="float">
            <text:p>21.4583</text:p>
          </table:table-cell>
        </table:table-row>
        <table:table-row table:style-name="ro1">
          <table:table-cell office:value-type="string" calcext:value-type="string">
            <text:p>Stk11_quadriceps_T4</text:p>
          </table:table-cell>
          <table:table-cell table:formula="of:=[$'2013.09.17_LKB1_quadriceps_WES_XGU_VDT_automatic_threshold'.$E$51]" office:value-type="float" office:value="21.7937" calcext:value-type="float">
            <text:p>21.7937</text:p>
          </table:table-cell>
          <table:table-cell table:formula="of:=[$'2013.09.17_LKB1_quadriceps_WES_XGU_VDT_automatic_threshold'.$E$52]" office:value-type="float" office:value="22.3265" calcext:value-type="float">
            <text:p>22.3265</text:p>
          </table:table-cell>
        </table:table-row>
        <table:table-row table:style-name="ro1">
          <table:table-cell office:value-type="string" calcext:value-type="string">
            <text:p>Stk11_quadriceps_E1</text:p>
          </table:table-cell>
          <table:table-cell table:formula="of:=[$'2013.09.17_LKB1_quadriceps_WES_XGU_VDT_automatic_threshold'.$E$53]" office:value-type="float" office:value="25.4872" calcext:value-type="float">
            <text:p>25.4872</text:p>
          </table:table-cell>
          <table:table-cell table:formula="of:=[$'2013.09.17_LKB1_quadriceps_WES_XGU_VDT_automatic_threshold'.$E$54]" office:value-type="float" office:value="25.6648" calcext:value-type="float">
            <text:p>25.6648</text:p>
          </table:table-cell>
        </table:table-row>
        <table:table-row table:style-name="ro1">
          <table:table-cell office:value-type="string" calcext:value-type="string">
            <text:p>Stk11_quadriceps_ES1</text:p>
          </table:table-cell>
          <table:table-cell table:formula="of:=[$'2013.09.17_LKB1_quadriceps_WES_XGU_VDT_automatic_threshold'.$E$55]" office:value-type="float" office:value="25.3808" calcext:value-type="float">
            <text:p>25.3808</text:p>
          </table:table-cell>
          <table:table-cell table:formula="of:=[$'2013.09.17_LKB1_quadriceps_WES_XGU_VDT_automatic_threshold'.$E$56]" office:value-type="float" office:value="25.1318" calcext:value-type="float">
            <text:p>25.1318</text:p>
          </table:table-cell>
        </table:table-row>
        <table:table-row table:style-name="ro1">
          <table:table-cell office:value-type="string" calcext:value-type="string">
            <text:p>Stk11_quadriceps_G1</text:p>
          </table:table-cell>
          <table:table-cell table:formula="of:=[$'2013.09.17_LKB1_quadriceps_WES_XGU_VDT_automatic_threshold'.$E$57]" office:value-type="float" office:value="22.7369" calcext:value-type="float">
            <text:p>22.7369</text:p>
          </table:table-cell>
          <table:table-cell table:formula="of:=[$'2013.09.17_LKB1_quadriceps_WES_XGU_VDT_automatic_threshold'.$E$58]" office:value-type="float" office:value="22.6844" calcext:value-type="float">
            <text:p>22.6844</text:p>
          </table:table-cell>
        </table:table-row>
        <table:table-row table:style-name="ro1">
          <table:table-cell office:value-type="string" calcext:value-type="string">
            <text:p>Stk11_quadriceps_UG1</text:p>
          </table:table-cell>
          <table:table-cell table:formula="of:=[$'2013.09.17_LKB1_quadriceps_WES_XGU_VDT_automatic_threshold'.$E$59]" office:value-type="float" office:value="22.901" calcext:value-type="float">
            <text:p>22.901</text:p>
          </table:table-cell>
          <table:table-cell table:formula="of:=[$'2013.09.17_LKB1_quadriceps_WES_XGU_VDT_automatic_threshold'.$E$60]" office:value-type="float" office:value="22.8151" calcext:value-type="float">
            <text:p>22.8151</text:p>
          </table:table-cell>
        </table:table-row>
        <table:table-row table:style-name="ro1">
          <table:table-cell office:value-type="string" calcext:value-type="string">
            <text:p>Stk11_quadriceps_D1</text:p>
          </table:table-cell>
          <table:table-cell table:formula="of:=[$'2013.09.17_LKB1_quadriceps_WES_XGU_VDT_automatic_threshold'.$E$61]" office:value-type="float" office:value="21.2973" calcext:value-type="float">
            <text:p>21.2973</text:p>
          </table:table-cell>
          <table:table-cell table:formula="of:=[$'2013.09.17_LKB1_quadriceps_WES_XGU_VDT_automatic_threshold'.$E$62]" office:value-type="float" office:value="21.3983" calcext:value-type="float">
            <text:p>21.3983</text:p>
          </table:table-cell>
        </table:table-row>
        <table:table-row table:style-name="ro1">
          <table:table-cell office:value-type="string" calcext:value-type="string">
            <text:p>Stk11_quadriceps_TD1</text:p>
          </table:table-cell>
          <table:table-cell table:formula="of:=[$'2013.09.17_LKB1_quadriceps_WES_XGU_VDT_automatic_threshold'.$E$63]" office:value-type="float" office:value="21.6572" calcext:value-type="float">
            <text:p>21.6572</text:p>
          </table:table-cell>
          <table:table-cell table:formula="of:=[$'2013.09.17_LKB1_quadriceps_WES_XGU_VDT_automatic_threshold'.$E$64]" office:value-type="float" office:value="22.1216" calcext:value-type="float">
            <text:p>22.1216</text:p>
          </table:table-cell>
        </table:table-row>
        <table:table-row table:style-name="ro1">
          <table:table-cell office:value-type="string" calcext:value-type="string">
            <text:p>Stk11_quadriceps_E2</text:p>
          </table:table-cell>
          <table:table-cell table:formula="of:=[$'2013.09.17_LKB1_quadriceps_WES_XGU_VDT_automatic_threshold'.$E$65]" office:value-type="float" office:value="25.4846" calcext:value-type="float">
            <text:p>25.4846</text:p>
          </table:table-cell>
          <table:table-cell table:formula="of:=[$'2013.09.17_LKB1_quadriceps_WES_XGU_VDT_automatic_threshold'.$E$66]" office:value-type="float" office:value="25.6015" calcext:value-type="float">
            <text:p>25.6015</text:p>
          </table:table-cell>
        </table:table-row>
        <table:table-row table:style-name="ro1">
          <table:table-cell office:value-type="string" calcext:value-type="string">
            <text:p>Stk11_quadriceps_ES2</text:p>
          </table:table-cell>
          <table:table-cell table:formula="of:=[$'2013.09.17_LKB1_quadriceps_WES_XGU_VDT_automatic_threshold'.$E$67]" office:value-type="float" office:value="25.3614" calcext:value-type="float">
            <text:p>25.3614</text:p>
          </table:table-cell>
          <table:table-cell table:formula="of:=[$'2013.09.17_LKB1_quadriceps_WES_XGU_VDT_automatic_threshold'.$E$68]" office:value-type="float" office:value="24.9546" calcext:value-type="float">
            <text:p>24.9546</text:p>
          </table:table-cell>
        </table:table-row>
        <table:table-row table:style-name="ro1">
          <table:table-cell office:value-type="string" calcext:value-type="string">
            <text:p>Stk11_quadriceps_G2</text:p>
          </table:table-cell>
          <table:table-cell table:formula="of:=[$'2013.09.17_LKB1_quadriceps_WES_XGU_VDT_automatic_threshold'.$E$69]" office:value-type="float" office:value="22.4476" calcext:value-type="float">
            <text:p>22.4476</text:p>
          </table:table-cell>
          <table:table-cell table:formula="of:=[$'2013.09.17_LKB1_quadriceps_WES_XGU_VDT_automatic_threshold'.$E$70]" office:value-type="float" office:value="22.8394" calcext:value-type="float">
            <text:p>22.8394</text:p>
          </table:table-cell>
        </table:table-row>
        <table:table-row table:style-name="ro1">
          <table:table-cell office:value-type="string" calcext:value-type="string">
            <text:p>Stk11_quadriceps_UG2</text:p>
          </table:table-cell>
          <table:table-cell table:formula="of:=[$'2013.09.17_LKB1_quadriceps_WES_XGU_VDT_automatic_threshold'.$E$71]" office:value-type="float" office:value="23.533" calcext:value-type="float">
            <text:p>23.533</text:p>
          </table:table-cell>
          <table:table-cell table:formula="of:=[$'2013.09.17_LKB1_quadriceps_WES_XGU_VDT_automatic_threshold'.$E$72]" office:value-type="float" office:value="23.4512" calcext:value-type="float">
            <text:p>23.4512</text:p>
          </table:table-cell>
        </table:table-row>
        <table:table-row table:style-name="ro1">
          <table:table-cell office:value-type="string" calcext:value-type="string">
            <text:p>Stk11_quadriceps_D2</text:p>
          </table:table-cell>
          <table:table-cell table:formula="of:=[$'2013.09.17_LKB1_quadriceps_WES_XGU_VDT_automatic_threshold'.$E$73]" office:value-type="float" office:value="21.4708" calcext:value-type="float">
            <text:p>21.4708</text:p>
          </table:table-cell>
          <table:table-cell table:formula="of:=[$'2013.09.17_LKB1_quadriceps_WES_XGU_VDT_automatic_threshold'.$E$74]" office:value-type="float" office:value="21.4375" calcext:value-type="float">
            <text:p>21.4375</text:p>
          </table:table-cell>
        </table:table-row>
        <table:table-row table:style-name="ro1">
          <table:table-cell office:value-type="string" calcext:value-type="string">
            <text:p>Stk11_quadriceps_TD2</text:p>
          </table:table-cell>
          <table:table-cell table:formula="of:=[$'2013.09.17_LKB1_quadriceps_WES_XGU_VDT_automatic_threshold'.$E$75]" office:value-type="float" office:value="22.0537" calcext:value-type="float">
            <text:p>22.0537</text:p>
          </table:table-cell>
          <table:table-cell table:formula="of:=[$'2013.09.17_LKB1_quadriceps_WES_XGU_VDT_automatic_threshold'.$E$76]" office:value-type="float" office:value="21.9057" calcext:value-type="float">
            <text:p>21.9057</text:p>
          </table:table-cell>
        </table:table-row>
        <table:table-row table:style-name="ro1">
          <table:table-cell office:value-type="string" calcext:value-type="string">
            <text:p>Stk11_quadriceps_E3</text:p>
          </table:table-cell>
          <table:table-cell table:formula="of:=[$'2013.09.17_LKB1_quadriceps_WES_XGU_VDT_automatic_threshold'.$E$77]" office:value-type="float" office:value="25.1707" calcext:value-type="float">
            <text:p>25.1707</text:p>
          </table:table-cell>
          <table:table-cell table:formula="of:=[$'2013.09.17_LKB1_quadriceps_WES_XGU_VDT_automatic_threshold'.$E$78]" office:value-type="float" office:value="25.2643" calcext:value-type="float">
            <text:p>25.2643</text:p>
          </table:table-cell>
        </table:table-row>
        <table:table-row table:style-name="ro1">
          <table:table-cell office:value-type="string" calcext:value-type="string">
            <text:p>Stk11_quadriceps_ES4</text:p>
          </table:table-cell>
          <table:table-cell table:formula="of:=[$'2013.09.17_LKB1_quadriceps_WES_XGU_VDT_automatic_threshold'.$E$79]" office:value-type="float" office:value="25.6037" calcext:value-type="float">
            <text:p>25.6037</text:p>
          </table:table-cell>
          <table:table-cell table:formula="of:=[$'2013.09.17_LKB1_quadriceps_WES_XGU_VDT_automatic_threshold'.$E$80]" office:value-type="float" office:value="25.5492" calcext:value-type="float">
            <text:p>25.5492</text:p>
          </table:table-cell>
        </table:table-row>
        <table:table-row table:style-name="ro1">
          <table:table-cell office:value-type="string" calcext:value-type="string">
            <text:p>Stk11_quadriceps_G4</text:p>
          </table:table-cell>
          <table:table-cell table:formula="of:=[$'2013.09.17_LKB1_quadriceps_WES_XGU_VDT_automatic_threshold'.$E$81]" office:value-type="float" office:value="22.3668" calcext:value-type="float">
            <text:p>22.3668</text:p>
          </table:table-cell>
          <table:table-cell table:formula="of:=[$'2013.09.17_LKB1_quadriceps_WES_XGU_VDT_automatic_threshold'.$E$82]" office:value-type="float" office:value="22.3613" calcext:value-type="float">
            <text:p>22.3613</text:p>
          </table:table-cell>
        </table:table-row>
        <table:table-row table:style-name="ro1">
          <table:table-cell office:value-type="string" calcext:value-type="string">
            <text:p>Stk11_quadriceps_UG3</text:p>
          </table:table-cell>
          <table:table-cell table:formula="of:=[$'2013.09.17_LKB1_quadriceps_WES_XGU_VDT_automatic_threshold'.$E$83]" office:value-type="float" office:value="21.4203" calcext:value-type="float">
            <text:p>21.4203</text:p>
          </table:table-cell>
          <table:table-cell table:formula="of:=[$'2013.09.17_LKB1_quadriceps_WES_XGU_VDT_automatic_threshold'.$E$84]" office:value-type="float" office:value="22.2837" calcext:value-type="float">
            <text:p>22.2837</text:p>
          </table:table-cell>
        </table:table-row>
        <table:table-row table:style-name="ro1">
          <table:table-cell office:value-type="string" calcext:value-type="string">
            <text:p>Stk11_quadriceps_D3</text:p>
          </table:table-cell>
          <table:table-cell table:formula="of:=[$'2013.09.17_LKB1_quadriceps_WES_XGU_VDT_automatic_threshold'.$E$85]" office:value-type="float" office:value="22.4469" calcext:value-type="float">
            <text:p>22.4469</text:p>
          </table:table-cell>
          <table:table-cell table:formula="of:=[$'2013.09.17_LKB1_quadriceps_WES_XGU_VDT_automatic_threshold'.$E$86]" office:value-type="float" office:value="22.327" calcext:value-type="float">
            <text:p>22.327</text:p>
          </table:table-cell>
        </table:table-row>
        <table:table-row table:style-name="ro1">
          <table:table-cell office:value-type="string" calcext:value-type="string">
            <text:p>Stk11_quadriceps_TD3</text:p>
          </table:table-cell>
          <table:table-cell table:formula="of:=[$'2013.09.17_LKB1_quadriceps_WES_XGU_VDT_automatic_threshold'.$E$87]" office:value-type="float" office:value="22.0695" calcext:value-type="float">
            <text:p>22.0695</text:p>
          </table:table-cell>
          <table:table-cell table:formula="of:=[$'2013.09.17_LKB1_quadriceps_WES_XGU_VDT_automatic_threshold'.$E$88]" office:value-type="float" office:value="22.3655" calcext:value-type="float">
            <text:p>22.3655</text:p>
          </table:table-cell>
        </table:table-row>
        <table:table-row table:style-name="ro1">
          <table:table-cell office:value-type="string" calcext:value-type="string">
            <text:p>Stk11_quadriceps_E4</text:p>
          </table:table-cell>
          <table:table-cell table:formula="of:=[$'2013.09.17_LKB1_quadriceps_WES_XGU_VDT_automatic_threshold'.$E$89]" office:value-type="float" office:value="25.1323" calcext:value-type="float">
            <text:p>25.1323</text:p>
          </table:table-cell>
          <table:table-cell table:formula="of:=[$'2013.09.17_LKB1_quadriceps_WES_XGU_VDT_automatic_threshold'.$E$90]" office:value-type="float" office:value="25.1985" calcext:value-type="float">
            <text:p>25.1985</text:p>
          </table:table-cell>
        </table:table-row>
        <table:table-row table:style-name="ro1">
          <table:table-cell office:value-type="string" calcext:value-type="string">
            <text:p>Stk11_quadriceps_ES5</text:p>
          </table:table-cell>
          <table:table-cell table:formula="of:=[$'2013.09.17_LKB1_quadriceps_WES_XGU_VDT_automatic_threshold'.$E$91]" office:value-type="float" office:value="25.1697" calcext:value-type="float">
            <text:p>25.1697</text:p>
          </table:table-cell>
          <table:table-cell table:formula="of:=[$'2013.09.17_LKB1_quadriceps_WES_XGU_VDT_automatic_threshold'.$E$92]" office:value-type="float" office:value="24.6541" calcext:value-type="float">
            <text:p>24.6541</text:p>
          </table:table-cell>
        </table:table-row>
        <table:table-row table:style-name="ro1">
          <table:table-cell office:value-type="string" calcext:value-type="string">
            <text:p>Stk11_quadriceps_UG4</text:p>
          </table:table-cell>
          <table:table-cell table:formula="of:=[$'2013.09.17_LKB1_quadriceps_WES_XGU_VDT_automatic_threshold'.$E$95]" office:value-type="float" office:value="22.6544" calcext:value-type="float">
            <text:p>22.6544</text:p>
          </table:table-cell>
          <table:table-cell table:formula="of:=[$'2013.09.17_LKB1_quadriceps_WES_XGU_VDT_automatic_threshold'.$E$96]" office:value-type="float" office:value="22.544" calcext:value-type="float">
            <text:p>22.544</text:p>
          </table:table-cell>
        </table:table-row>
        <table:table-row table:style-name="ro1">
          <table:table-cell office:value-type="string" calcext:value-type="string">
            <text:p>Stk11_quadriceps_D4</text:p>
          </table:table-cell>
          <table:table-cell table:formula="of:=[$'2013.09.17_LKB1_quadriceps_WES_XGU_VDT_automatic_threshold'.$E$97]" office:value-type="float" office:value="21.6063" calcext:value-type="float">
            <text:p>21.6063</text:p>
          </table:table-cell>
          <table:table-cell table:formula="of:=[$'2013.09.17_LKB1_quadriceps_WES_XGU_VDT_automatic_threshold'.$E$98]" office:value-type="float" office:value="21.7493" calcext:value-type="float">
            <text:p>21.7493</text:p>
          </table:table-cell>
        </table:table-row>
        <table:table-row table:style-name="ro1">
          <table:table-cell office:value-type="string" calcext:value-type="string">
            <text:p>Stk11_quadriceps_TD4</text:p>
          </table:table-cell>
          <table:table-cell table:formula="of:=[$'2013.09.17_LKB1_quadriceps_WES_XGU_VDT_automatic_threshold'.$E$99]" office:value-type="float" office:value="22.2424" calcext:value-type="float">
            <text:p>22.2424</text:p>
          </table:table-cell>
          <table:table-cell table:formula="of:=[$'2013.09.17_LKB1_quadriceps_WES_XGU_VDT_automatic_threshold'.$E$100]" office:value-type="float" office:value="22.0965" calcext:value-type="float">
            <text:p>22.0965</text:p>
          </table:table-cell>
        </table:table-row>
        <table:table-row table:style-name="ro1">
          <table:table-cell office:value-type="string" calcext:value-type="string">
            <text:p>Stk11_triceps_V1</text:p>
          </table:table-cell>
          <table:table-cell table:formula="of:=[$'2013.09.17_LKB1_triceps_VDT_gastrocnemius_WES_gastrocnemius_VDT_automatic_threshold'.$E$5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tk11_triceps_V1</text:p>
          </table:table-cell>
          <table:table-cell table:formula="of:=[$'2013.09.17_LKB1_triceps_VDT_gastrocnemius_WES_gastrocnemius_VDT_automatic_threshold'.$E$6]" office:value-type="float" office:value="21.6502" calcext:value-type="float">
            <text:p>21.6502</text:p>
          </table:table-cell>
          <table:table-cell/>
        </table:table-row>
        <table:table-row table:style-name="ro1">
          <table:table-cell office:value-type="string" calcext:value-type="string">
            <text:p>Stk11_triceps_T1</text:p>
          </table:table-cell>
          <table:table-cell table:formula="of:=[$'2013.09.17_LKB1_triceps_VDT_gastrocnemius_WES_gastrocnemius_VDT_automatic_threshold'.$E$7]" office:value-type="float" office:value="21.4335" calcext:value-type="float">
            <text:p>21.4335</text:p>
          </table:table-cell>
          <table:table-cell/>
        </table:table-row>
        <table:table-row table:style-name="ro1">
          <table:table-cell office:value-type="string" calcext:value-type="string">
            <text:p>Stk11_triceps_T1</text:p>
          </table:table-cell>
          <table:table-cell table:formula="of:=[$'2013.09.17_LKB1_triceps_VDT_gastrocnemius_WES_gastrocnemius_VDT_automatic_threshold'.$E$8]" office:value-type="float" office:value="21.4311" calcext:value-type="float">
            <text:p>21.4311</text:p>
          </table:table-cell>
          <table:table-cell/>
        </table:table-row>
        <table:table-row table:style-name="ro1">
          <table:table-cell office:value-type="string" calcext:value-type="string">
            <text:p>Stk11_gastrocnemius_W1</text:p>
          </table:table-cell>
          <table:table-cell table:formula="of:=[$'2013.09.17_LKB1_triceps_VDT_gastrocnemius_WES_gastrocnemius_VDT_automatic_threshold'.$E$9]" office:value-type="float" office:value="22.6262" calcext:value-type="float">
            <text:p>22.6262</text:p>
          </table:table-cell>
          <table:table-cell/>
        </table:table-row>
        <table:table-row table:style-name="ro1">
          <table:table-cell office:value-type="string" calcext:value-type="string">
            <text:p>Stk11_gastrocnemius_W1</text:p>
          </table:table-cell>
          <table:table-cell table:formula="of:=[$'2013.09.17_LKB1_triceps_VDT_gastrocnemius_WES_gastrocnemius_VDT_automatic_threshold'.$E$10]" office:value-type="float" office:value="22.3197" calcext:value-type="float">
            <text:p>22.3197</text:p>
          </table:table-cell>
          <table:table-cell/>
        </table:table-row>
        <table:table-row table:style-name="ro1">
          <table:table-cell office:value-type="string" calcext:value-type="string">
            <text:p>Stk11_gastrocnemius_S1</text:p>
          </table:table-cell>
          <table:table-cell table:formula="of:=[$'2013.09.17_LKB1_triceps_VDT_gastrocnemius_WES_gastrocnemius_VDT_automatic_threshold'.$E$11]" office:value-type="float" office:value="22.7496" calcext:value-type="float">
            <text:p>22.7496</text:p>
          </table:table-cell>
          <table:table-cell/>
        </table:table-row>
        <table:table-row table:style-name="ro1">
          <table:table-cell office:value-type="string" calcext:value-type="string">
            <text:p>Stk11_gastrocnemius_S1</text:p>
          </table:table-cell>
          <table:table-cell table:formula="of:=[$'2013.09.17_LKB1_triceps_VDT_gastrocnemius_WES_gastrocnemius_VDT_automatic_threshold'.$E$12]" office:value-type="float" office:value="22.683" calcext:value-type="float">
            <text:p>22.683</text:p>
          </table:table-cell>
          <table:table-cell/>
        </table:table-row>
        <table:table-row table:style-name="ro1">
          <table:table-cell office:value-type="string" calcext:value-type="string">
            <text:p>Stk11_gastrocnemius_V1</text:p>
          </table:table-cell>
          <table:table-cell table:formula="of:=[$'2013.09.17_LKB1_triceps_VDT_gastrocnemius_WES_gastrocnemius_VDT_automatic_threshold'.$E$13]" office:value-type="float" office:value="22.9252" calcext:value-type="float">
            <text:p>22.9252</text:p>
          </table:table-cell>
          <table:table-cell/>
        </table:table-row>
        <table:table-row table:style-name="ro1">
          <table:table-cell office:value-type="string" calcext:value-type="string">
            <text:p>Stk11_gastrocnemius_V1</text:p>
          </table:table-cell>
          <table:table-cell table:formula="of:=[$'2013.09.17_LKB1_triceps_VDT_gastrocnemius_WES_gastrocnemius_VDT_automatic_threshold'.$E$14]" office:value-type="float" office:value="22.8598" calcext:value-type="float">
            <text:p>22.8598</text:p>
          </table:table-cell>
          <table:table-cell/>
        </table:table-row>
        <table:table-row table:style-name="ro1">
          <table:table-cell office:value-type="string" calcext:value-type="string">
            <text:p>Stk11_gastrocnemius_T1</text:p>
          </table:table-cell>
          <table:table-cell table:formula="of:=[$'2013.09.17_LKB1_triceps_VDT_gastrocnemius_WES_gastrocnemius_VDT_automatic_threshold'.$E$15]" office:value-type="float" office:value="22.9387" calcext:value-type="float">
            <text:p>22.9387</text:p>
          </table:table-cell>
          <table:table-cell/>
        </table:table-row>
        <table:table-row table:style-name="ro1">
          <table:table-cell office:value-type="string" calcext:value-type="string">
            <text:p>Stk11_gastrocnemius_T1</text:p>
          </table:table-cell>
          <table:table-cell table:formula="of:=[$'2013.09.17_LKB1_triceps_VDT_gastrocnemius_WES_gastrocnemius_VDT_automatic_threshold'.$E$16]" office:value-type="float" office:value="23.4163" calcext:value-type="float">
            <text:p>23.4163</text:p>
          </table:table-cell>
          <table:table-cell/>
        </table:table-row>
        <table:table-row table:style-name="ro1">
          <table:table-cell office:value-type="string" calcext:value-type="string">
            <text:p>Stk11_triceps_V2</text:p>
          </table:table-cell>
          <table:table-cell table:formula="of:=[$'2013.09.17_LKB1_triceps_VDT_gastrocnemius_WES_gastrocnemius_VDT_automatic_threshold'.$E$17]" office:value-type="float" office:value="21.6525" calcext:value-type="float">
            <text:p>21.6525</text:p>
          </table:table-cell>
          <table:table-cell/>
        </table:table-row>
        <table:table-row table:style-name="ro1">
          <table:table-cell office:value-type="string" calcext:value-type="string">
            <text:p>Stk11_triceps_V2</text:p>
          </table:table-cell>
          <table:table-cell table:formula="of:=[$'2013.09.17_LKB1_triceps_VDT_gastrocnemius_WES_gastrocnemius_VDT_automatic_threshold'.$E$18]" office:value-type="float" office:value="21.8272" calcext:value-type="float">
            <text:p>21.8272</text:p>
          </table:table-cell>
          <table:table-cell/>
        </table:table-row>
        <table:table-row table:style-name="ro1">
          <table:table-cell office:value-type="string" calcext:value-type="string">
            <text:p>Stk11_triceps_T2</text:p>
          </table:table-cell>
          <table:table-cell table:formula="of:=[$'2013.09.17_LKB1_triceps_VDT_gastrocnemius_WES_gastrocnemius_VDT_automatic_threshold'.$E$19]" office:value-type="float" office:value="21.2171" calcext:value-type="float">
            <text:p>21.2171</text:p>
          </table:table-cell>
          <table:table-cell/>
        </table:table-row>
        <table:table-row table:style-name="ro1">
          <table:table-cell office:value-type="string" calcext:value-type="string">
            <text:p>Stk11_triceps_T2</text:p>
          </table:table-cell>
          <table:table-cell table:formula="of:=[$'2013.09.17_LKB1_triceps_VDT_gastrocnemius_WES_gastrocnemius_VDT_automatic_threshold'.$E$20]" office:value-type="float" office:value="21.2704" calcext:value-type="float">
            <text:p>21.2704</text:p>
          </table:table-cell>
          <table:table-cell/>
        </table:table-row>
        <table:table-row table:style-name="ro1">
          <table:table-cell office:value-type="string" calcext:value-type="string">
            <text:p>Stk11_gastrocnemius_W2</text:p>
          </table:table-cell>
          <table:table-cell table:formula="of:=[$'2013.09.17_LKB1_triceps_VDT_gastrocnemius_WES_gastrocnemius_VDT_automatic_threshold'.$E$21]" office:value-type="float" office:value="22.2672" calcext:value-type="float">
            <text:p>22.2672</text:p>
          </table:table-cell>
          <table:table-cell/>
        </table:table-row>
        <table:table-row table:style-name="ro1">
          <table:table-cell office:value-type="string" calcext:value-type="string">
            <text:p>Stk11_gastrocnemius_W2</text:p>
          </table:table-cell>
          <table:table-cell table:formula="of:=[$'2013.09.17_LKB1_triceps_VDT_gastrocnemius_WES_gastrocnemius_VDT_automatic_threshold'.$E$22]" office:value-type="float" office:value="22.5658" calcext:value-type="float">
            <text:p>22.5658</text:p>
          </table:table-cell>
          <table:table-cell/>
        </table:table-row>
        <table:table-row table:style-name="ro1">
          <table:table-cell office:value-type="string" calcext:value-type="string">
            <text:p>Stk11_gastrocnemius_S3</text:p>
          </table:table-cell>
          <table:table-cell table:formula="of:=[$'2013.09.17_LKB1_triceps_VDT_gastrocnemius_WES_gastrocnemius_VDT_automatic_threshold'.$E$23]" office:value-type="float" office:value="22.9173" calcext:value-type="float">
            <text:p>22.9173</text:p>
          </table:table-cell>
          <table:table-cell/>
        </table:table-row>
        <table:table-row table:style-name="ro1">
          <table:table-cell office:value-type="string" calcext:value-type="string">
            <text:p>Stk11_gastrocnemius_S3</text:p>
          </table:table-cell>
          <table:table-cell table:formula="of:=[$'2013.09.17_LKB1_triceps_VDT_gastrocnemius_WES_gastrocnemius_VDT_automatic_threshold'.$E$24]" office:value-type="float" office:value="22.8031" calcext:value-type="float">
            <text:p>22.8031</text:p>
          </table:table-cell>
          <table:table-cell/>
        </table:table-row>
        <table:table-row table:style-name="ro1">
          <table:table-cell office:value-type="string" calcext:value-type="string">
            <text:p>Stk11_gastrocnemius_V2</text:p>
          </table:table-cell>
          <table:table-cell table:formula="of:=[$'2013.09.17_LKB1_triceps_VDT_gastrocnemius_WES_gastrocnemius_VDT_automatic_threshold'.$E$25]" office:value-type="float" office:value="21.4889" calcext:value-type="float">
            <text:p>21.4889</text:p>
          </table:table-cell>
          <table:table-cell/>
        </table:table-row>
        <table:table-row table:style-name="ro1">
          <table:table-cell office:value-type="string" calcext:value-type="string">
            <text:p>Stk11_gastrocnemius_V2</text:p>
          </table:table-cell>
          <table:table-cell table:formula="of:=[$'2013.09.17_LKB1_triceps_VDT_gastrocnemius_WES_gastrocnemius_VDT_automatic_threshold'.$E$26]" office:value-type="float" office:value="22.3771" calcext:value-type="float">
            <text:p>22.3771</text:p>
          </table:table-cell>
          <table:table-cell/>
        </table:table-row>
        <table:table-row table:style-name="ro1">
          <table:table-cell office:value-type="string" calcext:value-type="string">
            <text:p>Stk11_gastrocnemius_T2</text:p>
          </table:table-cell>
          <table:table-cell table:formula="of:=[$'2013.09.17_LKB1_triceps_VDT_gastrocnemius_WES_gastrocnemius_VDT_automatic_threshold'.$E$27]" office:value-type="float" office:value="23.9797" calcext:value-type="float">
            <text:p>23.9797</text:p>
          </table:table-cell>
          <table:table-cell/>
        </table:table-row>
        <table:table-row table:style-name="ro1">
          <table:table-cell office:value-type="string" calcext:value-type="string">
            <text:p>Stk11_gastrocnemius_T2</text:p>
          </table:table-cell>
          <table:table-cell table:formula="of:=[$'2013.09.17_LKB1_triceps_VDT_gastrocnemius_WES_gastrocnemius_VDT_automatic_threshold'.$E$28]" office:value-type="float" office:value="23.9569" calcext:value-type="float">
            <text:p>23.9569</text:p>
          </table:table-cell>
          <table:table-cell/>
        </table:table-row>
        <table:table-row table:style-name="ro1">
          <table:table-cell office:value-type="string" calcext:value-type="string">
            <text:p>Stk11_triceps_V3</text:p>
          </table:table-cell>
          <table:table-cell table:formula="of:=[$'2013.09.17_LKB1_triceps_VDT_gastrocnemius_WES_gastrocnemius_VDT_automatic_threshold'.$E$29]" office:value-type="float" office:value="22.0328" calcext:value-type="float">
            <text:p>22.0328</text:p>
          </table:table-cell>
          <table:table-cell/>
        </table:table-row>
        <table:table-row table:style-name="ro1">
          <table:table-cell office:value-type="string" calcext:value-type="string">
            <text:p>Stk11_triceps_V3</text:p>
          </table:table-cell>
          <table:table-cell table:formula="of:=[$'2013.09.17_LKB1_triceps_VDT_gastrocnemius_WES_gastrocnemius_VDT_automatic_threshold'.$E$30]" office:value-type="float" office:value="21.5861" calcext:value-type="float">
            <text:p>21.5861</text:p>
          </table:table-cell>
          <table:table-cell/>
        </table:table-row>
        <table:table-row table:style-name="ro1">
          <table:table-cell office:value-type="string" calcext:value-type="string">
            <text:p>Stk11_triceps_T3</text:p>
          </table:table-cell>
          <table:table-cell table:formula="of:=[$'2013.09.17_LKB1_triceps_VDT_gastrocnemius_WES_gastrocnemius_VDT_automatic_threshold'.$E$31]" office:value-type="float" office:value="20.375" calcext:value-type="float">
            <text:p>20.375</text:p>
          </table:table-cell>
          <table:table-cell/>
        </table:table-row>
        <table:table-row table:style-name="ro1">
          <table:table-cell office:value-type="string" calcext:value-type="string">
            <text:p>Stk11_triceps_T3</text:p>
          </table:table-cell>
          <table:table-cell table:formula="of:=[$'2013.09.17_LKB1_triceps_VDT_gastrocnemius_WES_gastrocnemius_VDT_automatic_threshold'.$E$32]" office:value-type="float" office:value="20.4817" calcext:value-type="float">
            <text:p>20.4817</text:p>
          </table:table-cell>
          <table:table-cell/>
        </table:table-row>
        <table:table-row table:style-name="ro1">
          <table:table-cell office:value-type="string" calcext:value-type="string">
            <text:p>Stk11_gastrocnemius_W4</text:p>
          </table:table-cell>
          <table:table-cell table:formula="of:=[$'2013.09.17_LKB1_triceps_VDT_gastrocnemius_WES_gastrocnemius_VDT_automatic_threshold'.$E$33]" office:value-type="float" office:value="22.6298" calcext:value-type="float">
            <text:p>22.6298</text:p>
          </table:table-cell>
          <table:table-cell/>
        </table:table-row>
        <table:table-row table:style-name="ro1">
          <table:table-cell office:value-type="string" calcext:value-type="string">
            <text:p>Stk11_gastrocnemius_W4</text:p>
          </table:table-cell>
          <table:table-cell table:formula="of:=[$'2013.09.17_LKB1_triceps_VDT_gastrocnemius_WES_gastrocnemius_VDT_automatic_threshold'.$E$34]" office:value-type="float" office:value="22.2825" calcext:value-type="float">
            <text:p>22.2825</text:p>
          </table:table-cell>
          <table:table-cell/>
        </table:table-row>
        <table:table-row table:style-name="ro1">
          <table:table-cell office:value-type="string" calcext:value-type="string">
            <text:p>Stk11_gastrocnemius_S4</text:p>
          </table:table-cell>
          <table:table-cell table:formula="of:=[$'2013.09.17_LKB1_triceps_VDT_gastrocnemius_WES_gastrocnemius_VDT_automatic_threshold'.$E$35]" office:value-type="float" office:value="22.1414" calcext:value-type="float">
            <text:p>22.1414</text:p>
          </table:table-cell>
          <table:table-cell/>
        </table:table-row>
        <table:table-row table:style-name="ro1">
          <table:table-cell office:value-type="string" calcext:value-type="string">
            <text:p>Stk11_gastrocnemius_S4</text:p>
          </table:table-cell>
          <table:table-cell table:formula="of:=[$'2013.09.17_LKB1_triceps_VDT_gastrocnemius_WES_gastrocnemius_VDT_automatic_threshold'.$E$36]" office:value-type="float" office:value="22.1474" calcext:value-type="float">
            <text:p>22.1474</text:p>
          </table:table-cell>
          <table:table-cell/>
        </table:table-row>
        <table:table-row table:style-name="ro1">
          <table:table-cell office:value-type="string" calcext:value-type="string">
            <text:p>Stk11_gastrocnemius_V3</text:p>
          </table:table-cell>
          <table:table-cell table:formula="of:=[$'2013.09.17_LKB1_triceps_VDT_gastrocnemius_WES_gastrocnemius_VDT_automatic_threshold'.$E$37]" office:value-type="float" office:value="22.4788" calcext:value-type="float">
            <text:p>22.4788</text:p>
          </table:table-cell>
          <table:table-cell/>
        </table:table-row>
        <table:table-row table:style-name="ro1">
          <table:table-cell office:value-type="string" calcext:value-type="string">
            <text:p>Stk11_gastrocnemius_V3</text:p>
          </table:table-cell>
          <table:table-cell table:formula="of:=[$'2013.09.17_LKB1_triceps_VDT_gastrocnemius_WES_gastrocnemius_VDT_automatic_threshold'.$E$38]" office:value-type="float" office:value="22.465" calcext:value-type="float">
            <text:p>22.465</text:p>
          </table:table-cell>
          <table:table-cell/>
        </table:table-row>
        <table:table-row table:style-name="ro1">
          <table:table-cell office:value-type="string" calcext:value-type="string">
            <text:p>Stk11_gastrocnemius_T3</text:p>
          </table:table-cell>
          <table:table-cell table:formula="of:=[$'2013.09.17_LKB1_triceps_VDT_gastrocnemius_WES_gastrocnemius_VDT_automatic_threshold'.$E$39]" office:value-type="float" office:value="23.1231" calcext:value-type="float">
            <text:p>23.1231</text:p>
          </table:table-cell>
          <table:table-cell/>
        </table:table-row>
        <table:table-row table:style-name="ro1">
          <table:table-cell office:value-type="string" calcext:value-type="string">
            <text:p>Stk11_gastrocnemius_T3</text:p>
          </table:table-cell>
          <table:table-cell table:formula="of:=[$'2013.09.17_LKB1_triceps_VDT_gastrocnemius_WES_gastrocnemius_VDT_automatic_threshold'.$E$40]" office:value-type="float" office:value="23.7105" calcext:value-type="float">
            <text:p>23.7105</text:p>
          </table:table-cell>
          <table:table-cell/>
        </table:table-row>
        <table:table-row table:style-name="ro1">
          <table:table-cell office:value-type="string" calcext:value-type="string">
            <text:p>Stk11_triceps_V4</text:p>
          </table:table-cell>
          <table:table-cell table:formula="of:=[$'2013.09.17_LKB1_triceps_VDT_gastrocnemius_WES_gastrocnemius_VDT_automatic_threshold'.$E$41]" office:value-type="float" office:value="21.8827" calcext:value-type="float">
            <text:p>21.8827</text:p>
          </table:table-cell>
          <table:table-cell/>
        </table:table-row>
        <table:table-row table:style-name="ro1">
          <table:table-cell office:value-type="string" calcext:value-type="string">
            <text:p>Stk11_triceps_V4</text:p>
          </table:table-cell>
          <table:table-cell table:formula="of:=[$'2013.09.17_LKB1_triceps_VDT_gastrocnemius_WES_gastrocnemius_VDT_automatic_threshold'.$E$42]" office:value-type="float" office:value="21.3528" calcext:value-type="float">
            <text:p>21.3528</text:p>
          </table:table-cell>
          <table:table-cell/>
        </table:table-row>
        <table:table-row table:style-name="ro1">
          <table:table-cell office:value-type="string" calcext:value-type="string">
            <text:p>Stk11_triceps_T4</text:p>
          </table:table-cell>
          <table:table-cell table:formula="of:=[$'2013.09.17_LKB1_triceps_VDT_gastrocnemius_WES_gastrocnemius_VDT_automatic_threshold'.$E$43]" office:value-type="float" office:value="21.0286" calcext:value-type="float">
            <text:p>21.0286</text:p>
          </table:table-cell>
          <table:table-cell/>
        </table:table-row>
        <table:table-row table:style-name="ro1">
          <table:table-cell office:value-type="string" calcext:value-type="string">
            <text:p>Stk11_triceps_T4</text:p>
          </table:table-cell>
          <table:table-cell table:formula="of:=[$'2013.09.17_LKB1_triceps_VDT_gastrocnemius_WES_gastrocnemius_VDT_automatic_threshold'.$E$44]" office:value-type="float" office:value="21.4553" calcext:value-type="float">
            <text:p>21.4553</text:p>
          </table:table-cell>
          <table:table-cell/>
        </table:table-row>
        <table:table-row table:style-name="ro1">
          <table:table-cell office:value-type="string" calcext:value-type="string">
            <text:p>Stk11_gastrocnemius_W5</text:p>
          </table:table-cell>
          <table:table-cell table:formula="of:=[$'2013.09.17_LKB1_triceps_VDT_gastrocnemius_WES_gastrocnemius_VDT_automatic_threshold'.$E$45]" office:value-type="float" office:value="21.1238" calcext:value-type="float">
            <text:p>21.1238</text:p>
          </table:table-cell>
          <table:table-cell/>
        </table:table-row>
        <table:table-row table:style-name="ro1">
          <table:table-cell office:value-type="string" calcext:value-type="string">
            <text:p>Stk11_gastrocnemius_W5</text:p>
          </table:table-cell>
          <table:table-cell table:formula="of:=[$'2013.09.17_LKB1_triceps_VDT_gastrocnemius_WES_gastrocnemius_VDT_automatic_threshold'.$E$46]" office:value-type="float" office:value="22.2478" calcext:value-type="float">
            <text:p>22.2478</text:p>
          </table:table-cell>
          <table:table-cell/>
        </table:table-row>
        <table:table-row table:style-name="ro1">
          <table:table-cell office:value-type="string" calcext:value-type="string">
            <text:p>Stk11_gastrocnemius_S5</text:p>
          </table:table-cell>
          <table:table-cell table:formula="of:=[$'2013.09.17_LKB1_triceps_VDT_gastrocnemius_WES_gastrocnemius_VDT_automatic_threshold'.$E$47]" office:value-type="float" office:value="22.9294" calcext:value-type="float">
            <text:p>22.9294</text:p>
          </table:table-cell>
          <table:table-cell/>
        </table:table-row>
        <table:table-row table:style-name="ro1">
          <table:table-cell office:value-type="string" calcext:value-type="string">
            <text:p>Stk11_gastrocnemius_S5</text:p>
          </table:table-cell>
          <table:table-cell table:formula="of:=[$'2013.09.17_LKB1_triceps_VDT_gastrocnemius_WES_gastrocnemius_VDT_automatic_threshold'.$E$48]" office:value-type="float" office:value="22.4858" calcext:value-type="float">
            <text:p>22.4858</text:p>
          </table:table-cell>
          <table:table-cell/>
        </table:table-row>
        <table:table-row table:style-name="ro1">
          <table:table-cell office:value-type="string" calcext:value-type="string">
            <text:p>Stk11_gastrocnemius_V4</text:p>
          </table:table-cell>
          <table:table-cell table:formula="of:=[$'2013.09.17_LKB1_triceps_VDT_gastrocnemius_WES_gastrocnemius_VDT_automatic_threshold'.$E$49]" office:value-type="float" office:value="20.975" calcext:value-type="float">
            <text:p>20.975</text:p>
          </table:table-cell>
          <table:table-cell/>
        </table:table-row>
        <table:table-row table:style-name="ro1">
          <table:table-cell office:value-type="string" calcext:value-type="string">
            <text:p>Stk11_gastrocnemius_V4</text:p>
          </table:table-cell>
          <table:table-cell table:formula="of:=[$'2013.09.17_LKB1_triceps_VDT_gastrocnemius_WES_gastrocnemius_VDT_automatic_threshold'.$E$50]" office:value-type="float" office:value="21.0532" calcext:value-type="float">
            <text:p>21.0532</text:p>
          </table:table-cell>
          <table:table-cell/>
        </table:table-row>
        <table:table-row table:style-name="ro1">
          <table:table-cell office:value-type="string" calcext:value-type="string">
            <text:p>Stk11_gastrocnemius_T4</text:p>
          </table:table-cell>
          <table:table-cell table:formula="of:=[$'2013.09.17_LKB1_triceps_VDT_gastrocnemius_WES_gastrocnemius_VDT_automatic_threshold'.$E$51]" office:value-type="float" office:value="23.0668" calcext:value-type="float">
            <text:p>23.0668</text:p>
          </table:table-cell>
          <table:table-cell/>
        </table:table-row>
        <table:table-row table:style-name="ro1">
          <table:table-cell office:value-type="string" calcext:value-type="string">
            <text:p>Stk11_gastrocnemius_T4</text:p>
          </table:table-cell>
          <table:table-cell table:formula="of:=[$'2013.09.17_LKB1_triceps_VDT_gastrocnemius_WES_gastrocnemius_VDT_automatic_threshold'.$E$52]" office:value-type="float" office:value="23.7814" calcext:value-type="float">
            <text:p>23.7814</text:p>
          </table:table-cell>
          <table:table-cell/>
        </table:table-row>
        <table:table-row table:style-name="ro1">
          <table:table-cell office:value-type="string" calcext:value-type="string">
            <text:p>Stk11_triceps_D1</text:p>
          </table:table-cell>
          <table:table-cell table:formula="of:=[$'2013.09.17_LKB1_triceps_VDT_gastrocnemius_WES_gastrocnemius_VDT_automatic_threshold'.$E$53]" office:value-type="float" office:value="21.6318" calcext:value-type="float">
            <text:p>21.6318</text:p>
          </table:table-cell>
          <table:table-cell/>
        </table:table-row>
        <table:table-row table:style-name="ro1">
          <table:table-cell office:value-type="string" calcext:value-type="string">
            <text:p>Stk11_triceps_D1</text:p>
          </table:table-cell>
          <table:table-cell table:formula="of:=[$'2013.09.17_LKB1_triceps_VDT_gastrocnemius_WES_gastrocnemius_VDT_automatic_threshold'.$E$54]" office:value-type="float" office:value="21.6228" calcext:value-type="float">
            <text:p>21.6228</text:p>
          </table:table-cell>
          <table:table-cell/>
        </table:table-row>
        <table:table-row table:style-name="ro1">
          <table:table-cell office:value-type="string" calcext:value-type="string">
            <text:p>Stk11_triceps_TD1</text:p>
          </table:table-cell>
          <table:table-cell table:formula="of:=[$'2013.09.17_LKB1_triceps_VDT_gastrocnemius_WES_gastrocnemius_VDT_automatic_threshold'.$E$55]" office:value-type="float" office:value="20.8762" calcext:value-type="float">
            <text:p>20.8762</text:p>
          </table:table-cell>
          <table:table-cell/>
        </table:table-row>
        <table:table-row table:style-name="ro1">
          <table:table-cell office:value-type="string" calcext:value-type="string">
            <text:p>Stk11_triceps_TD1</text:p>
          </table:table-cell>
          <table:table-cell table:formula="of:=[$'2013.09.17_LKB1_triceps_VDT_gastrocnemius_WES_gastrocnemius_VDT_automatic_threshold'.$E$56]" office:value-type="float" office:value="20.5583" calcext:value-type="float">
            <text:p>20.5583</text:p>
          </table:table-cell>
          <table:table-cell/>
        </table:table-row>
        <table:table-row table:style-name="ro1">
          <table:table-cell office:value-type="string" calcext:value-type="string">
            <text:p>Stk11_gastrocnemius_E2</text:p>
          </table:table-cell>
          <table:table-cell table:formula="of:=[$'2013.09.17_LKB1_triceps_VDT_gastrocnemius_WES_gastrocnemius_VDT_automatic_threshold'.$E$57]" office:value-type="float" office:value="21.3623" calcext:value-type="float">
            <text:p>21.3623</text:p>
          </table:table-cell>
          <table:table-cell/>
        </table:table-row>
        <table:table-row table:style-name="ro1">
          <table:table-cell office:value-type="string" calcext:value-type="string">
            <text:p>Stk11_gastrocnemius_E2</text:p>
          </table:table-cell>
          <table:table-cell table:formula="of:=[$'2013.09.17_LKB1_triceps_VDT_gastrocnemius_WES_gastrocnemius_VDT_automatic_threshold'.$E$58]" office:value-type="float" office:value="21.2845" calcext:value-type="float">
            <text:p>21.2845</text:p>
          </table:table-cell>
          <table:table-cell/>
        </table:table-row>
        <table:table-row table:style-name="ro1">
          <table:table-cell office:value-type="string" calcext:value-type="string">
            <text:p>Stk11_gastrocnemius_SE1</text:p>
          </table:table-cell>
          <table:table-cell table:formula="of:=[$'2013.09.17_LKB1_triceps_VDT_gastrocnemius_WES_gastrocnemius_VDT_automatic_threshold'.$E$59]" office:value-type="float" office:value="22.1571" calcext:value-type="float">
            <text:p>22.1571</text:p>
          </table:table-cell>
          <table:table-cell/>
        </table:table-row>
        <table:table-row table:style-name="ro1">
          <table:table-cell office:value-type="string" calcext:value-type="string">
            <text:p>Stk11_gastrocnemius_SE1</text:p>
          </table:table-cell>
          <table:table-cell table:formula="of:=[$'2013.09.17_LKB1_triceps_VDT_gastrocnemius_WES_gastrocnemius_VDT_automatic_threshold'.$E$60]" office:value-type="float" office:value="22.1931" calcext:value-type="float">
            <text:p>22.1931</text:p>
          </table:table-cell>
          <table:table-cell/>
        </table:table-row>
        <table:table-row table:style-name="ro1">
          <table:table-cell office:value-type="string" calcext:value-type="string">
            <text:p>Stk11_gastrocnemius_D1</text:p>
          </table:table-cell>
          <table:table-cell table:formula="of:=[$'2013.09.17_LKB1_triceps_VDT_gastrocnemius_WES_gastrocnemius_VDT_automatic_threshold'.$E$61]" office:value-type="float" office:value="22.0575" calcext:value-type="float">
            <text:p>22.0575</text:p>
          </table:table-cell>
          <table:table-cell/>
        </table:table-row>
        <table:table-row table:style-name="ro1">
          <table:table-cell office:value-type="string" calcext:value-type="string">
            <text:p>Stk11_gastrocnemius_D1</text:p>
          </table:table-cell>
          <table:table-cell table:formula="of:=[$'2013.09.17_LKB1_triceps_VDT_gastrocnemius_WES_gastrocnemius_VDT_automatic_threshold'.$E$62]" office:value-type="float" office:value="22.0697" calcext:value-type="float">
            <text:p>22.0697</text:p>
          </table:table-cell>
          <table:table-cell/>
        </table:table-row>
        <table:table-row table:style-name="ro1">
          <table:table-cell office:value-type="string" calcext:value-type="string">
            <text:p>Stk11_gastrocnemius_TD1</text:p>
          </table:table-cell>
          <table:table-cell table:formula="of:=[$'2013.09.17_LKB1_triceps_VDT_gastrocnemius_WES_gastrocnemius_VDT_automatic_threshold'.$E$63]" office:value-type="float" office:value="21.3763" calcext:value-type="float">
            <text:p>21.3763</text:p>
          </table:table-cell>
          <table:table-cell/>
        </table:table-row>
        <table:table-row table:style-name="ro1">
          <table:table-cell office:value-type="string" calcext:value-type="string">
            <text:p>Stk11_gastrocnemius_TD1</text:p>
          </table:table-cell>
          <table:table-cell table:formula="of:=[$'2013.09.17_LKB1_triceps_VDT_gastrocnemius_WES_gastrocnemius_VDT_automatic_threshold'.$E$64]" office:value-type="float" office:value="21.9349" calcext:value-type="float">
            <text:p>21.9349</text:p>
          </table:table-cell>
          <table:table-cell/>
        </table:table-row>
        <table:table-row table:style-name="ro1">
          <table:table-cell office:value-type="string" calcext:value-type="string">
            <text:p>Stk11_triceps_D2</text:p>
          </table:table-cell>
          <table:table-cell table:formula="of:=[$'2013.09.17_LKB1_triceps_VDT_gastrocnemius_WES_gastrocnemius_VDT_automatic_threshold'.$E$65]" office:value-type="float" office:value="21.101" calcext:value-type="float">
            <text:p>21.101</text:p>
          </table:table-cell>
          <table:table-cell/>
        </table:table-row>
        <table:table-row table:style-name="ro1">
          <table:table-cell office:value-type="string" calcext:value-type="string">
            <text:p>Stk11_triceps_D2</text:p>
          </table:table-cell>
          <table:table-cell table:formula="of:=[$'2013.09.17_LKB1_triceps_VDT_gastrocnemius_WES_gastrocnemius_VDT_automatic_threshold'.$E$66]" office:value-type="float" office:value="21.4871" calcext:value-type="float">
            <text:p>21.4871</text:p>
          </table:table-cell>
          <table:table-cell/>
        </table:table-row>
        <table:table-row table:style-name="ro1">
          <table:table-cell office:value-type="string" calcext:value-type="string">
            <text:p>Stk11_triceps_TD2</text:p>
          </table:table-cell>
          <table:table-cell table:formula="of:=[$'2013.09.17_LKB1_triceps_VDT_gastrocnemius_WES_gastrocnemius_VDT_automatic_threshold'.$E$67]" office:value-type="float" office:value="21.0262" calcext:value-type="float">
            <text:p>21.0262</text:p>
          </table:table-cell>
          <table:table-cell/>
        </table:table-row>
        <table:table-row table:style-name="ro1">
          <table:table-cell office:value-type="string" calcext:value-type="string">
            <text:p>Stk11_triceps_TD2</text:p>
          </table:table-cell>
          <table:table-cell table:formula="of:=[$'2013.09.17_LKB1_triceps_VDT_gastrocnemius_WES_gastrocnemius_VDT_automatic_threshold'.$E$68]" office:value-type="float" office:value="20.8302" calcext:value-type="float">
            <text:p>20.8302</text:p>
          </table:table-cell>
          <table:table-cell/>
        </table:table-row>
        <table:table-row table:style-name="ro1">
          <table:table-cell office:value-type="string" calcext:value-type="string">
            <text:p>Stk11_gastrocnemius_E3</text:p>
          </table:table-cell>
          <table:table-cell table:formula="of:=[$'2013.09.17_LKB1_triceps_VDT_gastrocnemius_WES_gastrocnemius_VDT_automatic_threshold'.$E$69]" office:value-type="float" office:value="21.6396" calcext:value-type="float">
            <text:p>21.6396</text:p>
          </table:table-cell>
          <table:table-cell/>
        </table:table-row>
        <table:table-row table:style-name="ro1">
          <table:table-cell office:value-type="string" calcext:value-type="string">
            <text:p>Stk11_gastrocnemius_E3</text:p>
          </table:table-cell>
          <table:table-cell table:formula="of:=[$'2013.09.17_LKB1_triceps_VDT_gastrocnemius_WES_gastrocnemius_VDT_automatic_threshold'.$E$70]" office:value-type="float" office:value="21.6804" calcext:value-type="float">
            <text:p>21.6804</text:p>
          </table:table-cell>
          <table:table-cell/>
        </table:table-row>
        <table:table-row table:style-name="ro1">
          <table:table-cell office:value-type="string" calcext:value-type="string">
            <text:p>Stk11_gastrocnemius_SE3</text:p>
          </table:table-cell>
          <table:table-cell table:formula="of:=[$'2013.09.17_LKB1_triceps_VDT_gastrocnemius_WES_gastrocnemius_VDT_automatic_threshold'.$E$71]" office:value-type="float" office:value="22.1178" calcext:value-type="float">
            <text:p>22.1178</text:p>
          </table:table-cell>
          <table:table-cell/>
        </table:table-row>
        <table:table-row table:style-name="ro1">
          <table:table-cell office:value-type="string" calcext:value-type="string">
            <text:p>Stk11_gastrocnemius_SE3</text:p>
          </table:table-cell>
          <table:table-cell table:formula="of:=[$'2013.09.17_LKB1_triceps_VDT_gastrocnemius_WES_gastrocnemius_VDT_automatic_threshold'.$E$72]" office:value-type="float" office:value="21.875" calcext:value-type="float">
            <text:p>21.875</text:p>
          </table:table-cell>
          <table:table-cell/>
        </table:table-row>
        <table:table-row table:style-name="ro1">
          <table:table-cell office:value-type="string" calcext:value-type="string">
            <text:p>Stk11_gastrocnemius_D2</text:p>
          </table:table-cell>
          <table:table-cell table:formula="of:=[$'2013.09.17_LKB1_triceps_VDT_gastrocnemius_WES_gastrocnemius_VDT_automatic_threshold'.$E$73]" office:value-type="float" office:value="22.3412" calcext:value-type="float">
            <text:p>22.3412</text:p>
          </table:table-cell>
          <table:table-cell/>
        </table:table-row>
        <table:table-row table:style-name="ro1">
          <table:table-cell office:value-type="string" calcext:value-type="string">
            <text:p>Stk11_gastrocnemius_D2</text:p>
          </table:table-cell>
          <table:table-cell table:formula="of:=[$'2013.09.17_LKB1_triceps_VDT_gastrocnemius_WES_gastrocnemius_VDT_automatic_threshold'.$E$74]" office:value-type="float" office:value="22.4301" calcext:value-type="float">
            <text:p>22.4301</text:p>
          </table:table-cell>
          <table:table-cell/>
        </table:table-row>
        <table:table-row table:style-name="ro1">
          <table:table-cell office:value-type="string" calcext:value-type="string">
            <text:p>Stk11_gastrocnemius_TD2</text:p>
          </table:table-cell>
          <table:table-cell table:formula="of:=[$'2013.09.17_LKB1_triceps_VDT_gastrocnemius_WES_gastrocnemius_VDT_automatic_threshold'.$E$75]" office:value-type="float" office:value="22.1055" calcext:value-type="float">
            <text:p>22.1055</text:p>
          </table:table-cell>
          <table:table-cell/>
        </table:table-row>
        <table:table-row table:style-name="ro1">
          <table:table-cell office:value-type="string" calcext:value-type="string">
            <text:p>Stk11_gastrocnemius_TD2</text:p>
          </table:table-cell>
          <table:table-cell table:formula="of:=[$'2013.09.17_LKB1_triceps_VDT_gastrocnemius_WES_gastrocnemius_VDT_automatic_threshold'.$E$76]" office:value-type="float" office:value="21.8871" calcext:value-type="float">
            <text:p>21.8871</text:p>
          </table:table-cell>
          <table:table-cell/>
        </table:table-row>
        <table:table-row table:style-name="ro1">
          <table:table-cell office:value-type="string" calcext:value-type="string">
            <text:p>Stk11_triceps_D3</text:p>
          </table:table-cell>
          <table:table-cell table:formula="of:=[$'2013.09.17_LKB1_triceps_VDT_gastrocnemius_WES_gastrocnemius_VDT_automatic_threshold'.$E$77]" office:value-type="float" office:value="21.0129" calcext:value-type="float">
            <text:p>21.0129</text:p>
          </table:table-cell>
          <table:table-cell/>
        </table:table-row>
        <table:table-row table:style-name="ro1">
          <table:table-cell office:value-type="string" calcext:value-type="string">
            <text:p>Stk11_triceps_D3</text:p>
          </table:table-cell>
          <table:table-cell table:formula="of:=[$'2013.09.17_LKB1_triceps_VDT_gastrocnemius_WES_gastrocnemius_VDT_automatic_threshold'.$E$78]" office:value-type="float" office:value="20.9902" calcext:value-type="float">
            <text:p>20.9902</text:p>
          </table:table-cell>
          <table:table-cell/>
        </table:table-row>
        <table:table-row table:style-name="ro1">
          <table:table-cell office:value-type="string" calcext:value-type="string">
            <text:p>Stk11_triceps_TD3</text:p>
          </table:table-cell>
          <table:table-cell table:formula="of:=[$'2013.09.17_LKB1_triceps_VDT_gastrocnemius_WES_gastrocnemius_VDT_automatic_threshold'.$E$79]" office:value-type="float" office:value="21.008" calcext:value-type="float">
            <text:p>21.008</text:p>
          </table:table-cell>
          <table:table-cell/>
        </table:table-row>
        <table:table-row table:style-name="ro1">
          <table:table-cell office:value-type="string" calcext:value-type="string">
            <text:p>Stk11_triceps_TD3</text:p>
          </table:table-cell>
          <table:table-cell table:formula="of:=[$'2013.09.17_LKB1_triceps_VDT_gastrocnemius_WES_gastrocnemius_VDT_automatic_threshold'.$E$80]" office:value-type="float" office:value="20.5639" calcext:value-type="float">
            <text:p>20.5639</text:p>
          </table:table-cell>
          <table:table-cell/>
        </table:table-row>
        <table:table-row table:style-name="ro1">
          <table:table-cell office:value-type="string" calcext:value-type="string">
            <text:p>Stk11_gastrocnemius_E4</text:p>
          </table:table-cell>
          <table:table-cell table:formula="of:=[$'2013.09.17_LKB1_triceps_VDT_gastrocnemius_WES_gastrocnemius_VDT_automatic_threshold'.$E$81]" office:value-type="float" office:value="22.2414" calcext:value-type="float">
            <text:p>22.2414</text:p>
          </table:table-cell>
          <table:table-cell/>
        </table:table-row>
        <table:table-row table:style-name="ro1">
          <table:table-cell office:value-type="string" calcext:value-type="string">
            <text:p>Stk11_gastrocnemius_E4</text:p>
          </table:table-cell>
          <table:table-cell table:formula="of:=[$'2013.09.17_LKB1_triceps_VDT_gastrocnemius_WES_gastrocnemius_VDT_automatic_threshold'.$E$82]" office:value-type="float" office:value="22.2488" calcext:value-type="float">
            <text:p>22.2488</text:p>
          </table:table-cell>
          <table:table-cell/>
        </table:table-row>
        <table:table-row table:style-name="ro1">
          <table:table-cell office:value-type="string" calcext:value-type="string">
            <text:p>Stk11_gastrocnemius_SE4</text:p>
          </table:table-cell>
          <table:table-cell table:formula="of:=[$'2013.09.17_LKB1_triceps_VDT_gastrocnemius_WES_gastrocnemius_VDT_automatic_threshold'.$E$83]" office:value-type="float" office:value="21.8963" calcext:value-type="float">
            <text:p>21.8963</text:p>
          </table:table-cell>
          <table:table-cell/>
        </table:table-row>
        <table:table-row table:style-name="ro1">
          <table:table-cell office:value-type="string" calcext:value-type="string">
            <text:p>Stk11_gastrocnemius_SE4</text:p>
          </table:table-cell>
          <table:table-cell table:formula="of:=[$'2013.09.17_LKB1_triceps_VDT_gastrocnemius_WES_gastrocnemius_VDT_automatic_threshold'.$E$84]" office:value-type="float" office:value="21.4762" calcext:value-type="float">
            <text:p>21.4762</text:p>
          </table:table-cell>
          <table:table-cell/>
        </table:table-row>
        <table:table-row table:style-name="ro1">
          <table:table-cell office:value-type="string" calcext:value-type="string">
            <text:p>Stk11_gastrocnemius_D3</text:p>
          </table:table-cell>
          <table:table-cell table:formula="of:=[$'2013.09.17_LKB1_triceps_VDT_gastrocnemius_WES_gastrocnemius_VDT_automatic_threshold'.$E$85]" office:value-type="float" office:value="21.7745" calcext:value-type="float">
            <text:p>21.7745</text:p>
          </table:table-cell>
          <table:table-cell/>
        </table:table-row>
        <table:table-row table:style-name="ro1">
          <table:table-cell office:value-type="string" calcext:value-type="string">
            <text:p>Stk11_gastrocnemius_D3</text:p>
          </table:table-cell>
          <table:table-cell table:formula="of:=[$'2013.09.17_LKB1_triceps_VDT_gastrocnemius_WES_gastrocnemius_VDT_automatic_threshold'.$E$86]" office:value-type="float" office:value="21.5566" calcext:value-type="float">
            <text:p>21.5566</text:p>
          </table:table-cell>
          <table:table-cell/>
        </table:table-row>
        <table:table-row table:style-name="ro1">
          <table:table-cell office:value-type="string" calcext:value-type="string">
            <text:p>Stk11_gastrocnemius_TD3</text:p>
          </table:table-cell>
          <table:table-cell table:formula="of:=[$'2013.09.17_LKB1_triceps_VDT_gastrocnemius_WES_gastrocnemius_VDT_automatic_threshold'.$E$87]" office:value-type="float" office:value="21.6179" calcext:value-type="float">
            <text:p>21.6179</text:p>
          </table:table-cell>
          <table:table-cell/>
        </table:table-row>
        <table:table-row table:style-name="ro1">
          <table:table-cell office:value-type="string" calcext:value-type="string">
            <text:p>Stk11_gastrocnemius_TD3</text:p>
          </table:table-cell>
          <table:table-cell table:formula="of:=[$'2013.09.17_LKB1_triceps_VDT_gastrocnemius_WES_gastrocnemius_VDT_automatic_threshold'.$E$88]" office:value-type="float" office:value="21.6645" calcext:value-type="float">
            <text:p>21.6645</text:p>
          </table:table-cell>
          <table:table-cell/>
        </table:table-row>
        <table:table-row table:style-name="ro1">
          <table:table-cell office:value-type="string" calcext:value-type="string">
            <text:p>Stk11_triceps_D4</text:p>
          </table:table-cell>
          <table:table-cell table:formula="of:=[$'2013.09.17_LKB1_triceps_VDT_gastrocnemius_WES_gastrocnemius_VDT_automatic_threshold'.$E$89]" office:value-type="float" office:value="20.818" calcext:value-type="float">
            <text:p>20.818</text:p>
          </table:table-cell>
          <table:table-cell/>
        </table:table-row>
        <table:table-row table:style-name="ro1">
          <table:table-cell office:value-type="string" calcext:value-type="string">
            <text:p>Stk11_triceps_D4</text:p>
          </table:table-cell>
          <table:table-cell table:formula="of:=[$'2013.09.17_LKB1_triceps_VDT_gastrocnemius_WES_gastrocnemius_VDT_automatic_threshold'.$E$90]" office:value-type="float" office:value="20.8443" calcext:value-type="float">
            <text:p>20.8443</text:p>
          </table:table-cell>
          <table:table-cell/>
        </table:table-row>
        <table:table-row table:style-name="ro1">
          <table:table-cell office:value-type="string" calcext:value-type="string">
            <text:p>Stk11_triceps_TD4</text:p>
          </table:table-cell>
          <table:table-cell table:formula="of:=[$'2013.09.17_LKB1_triceps_VDT_gastrocnemius_WES_gastrocnemius_VDT_automatic_threshold'.$E$91]" office:value-type="float" office:value="20.5481" calcext:value-type="float">
            <text:p>20.5481</text:p>
          </table:table-cell>
          <table:table-cell/>
        </table:table-row>
        <table:table-row table:style-name="ro1">
          <table:table-cell office:value-type="string" calcext:value-type="string">
            <text:p>Stk11_triceps_TD4</text:p>
          </table:table-cell>
          <table:table-cell table:formula="of:=[$'2013.09.17_LKB1_triceps_VDT_gastrocnemius_WES_gastrocnemius_VDT_automatic_threshold'.$E$92]" office:value-type="float" office:value="20.4266" calcext:value-type="float">
            <text:p>20.4266</text:p>
          </table:table-cell>
          <table:table-cell/>
        </table:table-row>
        <table:table-row table:style-name="ro1">
          <table:table-cell office:value-type="string" calcext:value-type="string">
            <text:p>Stk11_gastrocnemius_E5</text:p>
          </table:table-cell>
          <table:table-cell table:formula="of:=[$'2013.09.17_LKB1_triceps_VDT_gastrocnemius_WES_gastrocnemius_VDT_automatic_threshold'.$E$93]" office:value-type="float" office:value="22.3531" calcext:value-type="float">
            <text:p>22.3531</text:p>
          </table:table-cell>
          <table:table-cell/>
        </table:table-row>
        <table:table-row table:style-name="ro1">
          <table:table-cell office:value-type="string" calcext:value-type="string">
            <text:p>Stk11_gastrocnemius_E5</text:p>
          </table:table-cell>
          <table:table-cell table:formula="of:=[$'2013.09.17_LKB1_triceps_VDT_gastrocnemius_WES_gastrocnemius_VDT_automatic_threshold'.$E$94]" office:value-type="float" office:value="22.4501" calcext:value-type="float">
            <text:p>22.4501</text:p>
          </table:table-cell>
          <table:table-cell/>
        </table:table-row>
        <table:table-row table:style-name="ro1">
          <table:table-cell office:value-type="string" calcext:value-type="string">
            <text:p>Stk11_gastrocnemius_SE5</text:p>
          </table:table-cell>
          <table:table-cell table:formula="of:=[$'2013.09.17_LKB1_triceps_VDT_gastrocnemius_WES_gastrocnemius_VDT_automatic_threshold'.$E$95]" office:value-type="float" office:value="22.2948" calcext:value-type="float">
            <text:p>22.2948</text:p>
          </table:table-cell>
          <table:table-cell/>
        </table:table-row>
        <table:table-row table:style-name="ro1">
          <table:table-cell office:value-type="string" calcext:value-type="string">
            <text:p>Stk11_gastrocnemius_SE5</text:p>
          </table:table-cell>
          <table:table-cell table:formula="of:=[$'2013.09.17_LKB1_triceps_VDT_gastrocnemius_WES_gastrocnemius_VDT_automatic_threshold'.$E$96]" office:value-type="float" office:value="22.0662" calcext:value-type="float">
            <text:p>22.0662</text:p>
          </table:table-cell>
          <table:table-cell/>
        </table:table-row>
        <table:table-row table:style-name="ro1">
          <table:table-cell office:value-type="string" calcext:value-type="string">
            <text:p>Stk11_gastrocnemius_D4</text:p>
          </table:table-cell>
          <table:table-cell table:formula="of:=[$'2013.09.17_LKB1_triceps_VDT_gastrocnemius_WES_gastrocnemius_VDT_automatic_threshold'.$E$97]" office:value-type="float" office:value="21.2097" calcext:value-type="float">
            <text:p>21.2097</text:p>
          </table:table-cell>
          <table:table-cell/>
        </table:table-row>
        <table:table-row table:style-name="ro1">
          <table:table-cell office:value-type="string" calcext:value-type="string">
            <text:p>Stk11_gastrocnemius_D4</text:p>
          </table:table-cell>
          <table:table-cell table:formula="of:=[$'2013.09.17_LKB1_triceps_VDT_gastrocnemius_WES_gastrocnemius_VDT_automatic_threshold'.$E$98]" office:value-type="float" office:value="21.5361" calcext:value-type="float">
            <text:p>21.5361</text:p>
          </table:table-cell>
          <table:table-cell/>
        </table:table-row>
        <table:table-row table:style-name="ro1">
          <table:table-cell office:value-type="string" calcext:value-type="string">
            <text:p>Stk11_gastrocnemius_TD4</text:p>
          </table:table-cell>
          <table:table-cell table:formula="of:=[$'2013.09.17_LKB1_triceps_VDT_gastrocnemius_WES_gastrocnemius_VDT_automatic_threshold'.$E$99]" office:value-type="float" office:value="20.431" calcext:value-type="float">
            <text:p>20.431</text:p>
          </table:table-cell>
          <table:table-cell/>
        </table:table-row>
        <table:table-row table:style-name="ro1">
          <table:table-cell office:value-type="string" calcext:value-type="string">
            <text:p>Stk11_gastrocnemius_TD4</text:p>
          </table:table-cell>
          <table:table-cell table:formula="of:=[$'2013.09.17_LKB1_triceps_VDT_gastrocnemius_WES_gastrocnemius_VDT_automatic_threshold'.$E$100]" office:value-type="float" office:value="19.7633" calcext:value-type="float">
            <text:p>19.7633</text:p>
          </table:table-cell>
          <table:table-cell/>
        </table:table-row>
      </table:table>
      <table:table table:name="2013.09.17_LKB1_quadriceps_WES_XGU_VDT_automatic_threshold" table:style-name="ta2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late Name: 2013.09.17 LKB1 quads WES</text:p>
          </table:table-cell>
          <table:table-cell office:value-type="string" calcext:value-type="string">
            <text:p><text:s/>XGU</text:p>
          </table:table-cell>
          <table:table-cell office:value-type="string" calcext:value-type="string">
            <text:p><text:s/>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hreshold</text:p>
          </table:table-cell>
        </table:table-row>
        <table:table-row table:style-name="ro1">
          <table:table-cell office:value-type="string" calcext:value-type="string">
            <text:p>syber2</text:p>
          </table:table-cell>
          <table:table-cell office:value-type="string" calcext:value-type="string">
            <text:p>SYBR</text:p>
          </table:table-cell>
          <table:table-cell table:number-columns-repeated="2" office:value-type="string" calcext:value-type="string">
            <text:p>(Auto)</text:p>
          </table:table-cell>
          <table:table-cell office:value-type="string" calcext:value-type="string">
            <text:p>Auto:0.552458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Sample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k11_quadriceps_W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k11_quadriceps_W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.2939" calcext:value-type="float">
            <text:p>23.29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k11_quadriceps_S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0911" calcext:value-type="float">
            <text:p>25.0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k11_quadriceps_S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0377" calcext:value-type="float">
            <text:p>25.0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k11_quadriceps_X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7215" calcext:value-type="float">
            <text:p>22.7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k11_quadriceps_X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8944" calcext:value-type="float">
            <text:p>22.8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k11_quadriceps_U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7455" calcext:value-type="float">
            <text:p>22.74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k11_quadriceps_U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1758" calcext:value-type="float">
            <text:p>22.17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k11_quadriceps_V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9313" calcext:value-type="float">
            <text:p>21.9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k11_quadriceps_V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7884" calcext:value-type="float">
            <text:p>21.78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k11_quadriceps_T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6788" calcext:value-type="float">
            <text:p>22.67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k11_quadriceps_T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4111" calcext:value-type="float">
            <text:p>22.41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k11_quadriceps_W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.2839" calcext:value-type="float">
            <text:p>23.28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k11_quadriceps_W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.9803" calcext:value-type="float">
            <text:p>23.98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k11_quadriceps_S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.6781" calcext:value-type="float">
            <text:p>23.67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k11_quadriceps_S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.6213" calcext:value-type="float">
            <text:p>23.62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k11_quadriceps_X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3841" calcext:value-type="float">
            <text:p>22.38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k11_quadriceps_X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5701" calcext:value-type="float">
            <text:p>22.57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k11_quadriceps_U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6238" calcext:value-type="float">
            <text:p>22.62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k11_quadriceps_U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6585" calcext:value-type="float">
            <text:p>22.65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k11_quadriceps_V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.9884" calcext:value-type="float">
            <text:p>21.98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k11_quadriceps_V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8432" calcext:value-type="float">
            <text:p>21.84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k11_quadriceps_T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1137" calcext:value-type="float">
            <text:p>22.11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k11_quadriceps_T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2407" calcext:value-type="float">
            <text:p>22.24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k11_quadriceps_W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032" calcext:value-type="float">
            <text:p>24.0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k11_quadriceps_W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.7815" calcext:value-type="float">
            <text:p>23.78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k11_quadriceps_S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.5655" calcext:value-type="float">
            <text:p>23.56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k11_quadriceps_S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.1033" calcext:value-type="float">
            <text:p>23.10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k11_quadriceps_X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7815" calcext:value-type="float">
            <text:p>22.78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k11_quadriceps_X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5913" calcext:value-type="float">
            <text:p>22.59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k11_quadriceps_U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7741" calcext:value-type="float">
            <text:p>21.77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k11_quadriceps_U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2422" calcext:value-type="float">
            <text:p>22.24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k11_quadriceps_V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0345" calcext:value-type="float">
            <text:p>21.03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k11_quadriceps_V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2419" calcext:value-type="float">
            <text:p>21.24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k11_quadriceps_T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6211" calcext:value-type="float">
            <text:p>22.62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k11_quadriceps_T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6732" calcext:value-type="float">
            <text:p>22.67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k11_quadriceps_W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.0726" calcext:value-type="float">
            <text:p>23.07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k11_quadriceps_W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9293" calcext:value-type="float">
            <text:p>22.92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k11_quadriceps_S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.2472" calcext:value-type="float">
            <text:p>23.24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k11_quadriceps_S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.2944" calcext:value-type="float">
            <text:p>23.29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k11_quadriceps_X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6523" calcext:value-type="float">
            <text:p>22.65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k11_quadriceps_X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6597" calcext:value-type="float">
            <text:p>22.65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k11_quadriceps_U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0408" calcext:value-type="float">
            <text:p>22.04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k11_quadriceps_U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8395" calcext:value-type="float">
            <text:p>22.83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k11_quadriceps_V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3589" calcext:value-type="float">
            <text:p>21.35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k11_quadriceps_V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4583" calcext:value-type="float">
            <text:p>21.45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k11_quadriceps_T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7937" calcext:value-type="float">
            <text:p>21.79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k11_quadriceps_T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3265" calcext:value-type="float">
            <text:p>22.32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k11_quadriceps_E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4872" calcext:value-type="float">
            <text:p>25.48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k11_quadriceps_E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6648" calcext:value-type="float">
            <text:p>25.66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k11_quadriceps_ES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3808" calcext:value-type="float">
            <text:p>25.38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k11_quadriceps_ES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.1318" calcext:value-type="float">
            <text:p>25.13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k11_quadriceps_G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7369" calcext:value-type="float">
            <text:p>22.73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k11_quadriceps_G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6844" calcext:value-type="float">
            <text:p>22.68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k11_quadriceps_UG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901" calcext:value-type="float">
            <text:p>22.9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k11_quadriceps_UG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8151" calcext:value-type="float">
            <text:p>22.81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k11_quadriceps_D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2973" calcext:value-type="float">
            <text:p>21.29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k11_quadriceps_D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3983" calcext:value-type="float">
            <text:p>21.39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k11_quadriceps_TD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6572" calcext:value-type="float">
            <text:p>21.65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k11_quadriceps_TD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1216" calcext:value-type="float">
            <text:p>22.12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k11_quadriceps_E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4846" calcext:value-type="float">
            <text:p>25.48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k11_quadriceps_E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6015" calcext:value-type="float">
            <text:p>25.60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k11_quadriceps_ES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3614" calcext:value-type="float">
            <text:p>25.36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k11_quadriceps_ES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9546" calcext:value-type="float">
            <text:p>24.95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k11_quadriceps_G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4476" calcext:value-type="float">
            <text:p>22.44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k11_quadriceps_G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8394" calcext:value-type="float">
            <text:p>22.83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k11_quadriceps_UG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.533" calcext:value-type="float">
            <text:p>23.5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k11_quadriceps_UG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.4512" calcext:value-type="float">
            <text:p>23.45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k11_quadriceps_D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4708" calcext:value-type="float">
            <text:p>21.47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k11_quadriceps_D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4375" calcext:value-type="float">
            <text:p>21.43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k11_quadriceps_TD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0537" calcext:value-type="float">
            <text:p>22.05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k11_quadriceps_TD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.9057" calcext:value-type="float">
            <text:p>21.90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k11_quadriceps_E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1707" calcext:value-type="float">
            <text:p>25.17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k11_quadriceps_E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2643" calcext:value-type="float">
            <text:p>25.26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k11_quadriceps_ES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6037" calcext:value-type="float">
            <text:p>25.60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k11_quadriceps_ES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5492" calcext:value-type="float">
            <text:p>25.54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k11_quadriceps_G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3668" calcext:value-type="float">
            <text:p>22.36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k11_quadriceps_G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3613" calcext:value-type="float">
            <text:p>22.36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k11_quadriceps_UG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4203" calcext:value-type="float">
            <text:p>21.42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k11_quadriceps_UG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2837" calcext:value-type="float">
            <text:p>22.28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k11_quadriceps_D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4469" calcext:value-type="float">
            <text:p>22.44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k11_quadriceps_D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327" calcext:value-type="float">
            <text:p>22.3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k11_quadriceps_TD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0695" calcext:value-type="float">
            <text:p>22.06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k11_quadriceps_TD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3655" calcext:value-type="float">
            <text:p>22.36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k11_quadriceps_E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1323" calcext:value-type="float">
            <text:p>25.13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k11_quadriceps_E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1985" calcext:value-type="float">
            <text:p>25.19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k11_quadriceps_ES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1697" calcext:value-type="float">
            <text:p>25.16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k11_quadriceps_ES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.6541" calcext:value-type="float">
            <text:p>24.65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k11_quadriceps_NTC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0.3102" calcext:value-type="float">
            <text:p>40.31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k11_quadriceps_NTC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0.309" calcext:value-type="float">
            <text:p>40.3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k11_quadriceps_UG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6544" calcext:value-type="float">
            <text:p>22.65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k11_quadriceps_UG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544" calcext:value-type="float">
            <text:p>22.5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k11_quadriceps_D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6063" calcext:value-type="float">
            <text:p>21.60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k11_quadriceps_D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.7493" calcext:value-type="float">
            <text:p>21.74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k11_quadriceps_TD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2424" calcext:value-type="float">
            <text:p>22.24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k11_quadriceps_TD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0965" calcext:value-type="float">
            <text:p>22.0965</text:p>
          </table:table-cell>
        </table:table-row>
      </table:table>
      <table:table table:name="2013.09.17_LKB1_triceps_VDT_gastrocnemius_WES_gastrocnemius_VDT_automatic_threshol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late Name: 2013.09.17 LKB1 TriVTD</text:p>
          </table:table-cell>
          <table:table-cell office:value-type="string" calcext:value-type="string">
            <text:p><text:s/>GCWES</text:p>
          </table:table-cell>
          <table:table-cell office:value-type="string" calcext:value-type="string">
            <text:p><text:s/>GC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hreshold</text:p>
          </table:table-cell>
        </table:table-row>
        <table:table-row table:style-name="ro1">
          <table:table-cell office:value-type="string" calcext:value-type="string">
            <text:p>syber2</text:p>
          </table:table-cell>
          <table:table-cell office:value-type="string" calcext:value-type="string">
            <text:p>SYBR</text:p>
          </table:table-cell>
          <table:table-cell table:number-columns-repeated="2" office:value-type="string" calcext:value-type="string">
            <text:p>(Auto)</text:p>
          </table:table-cell>
          <table:table-cell office:value-type="string" calcext:value-type="string">
            <text:p>Auto:0.585986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Sample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k11_triceps_V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k11_triceps_V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.6502" calcext:value-type="float">
            <text:p>21.6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k11_triceps_T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.4335" calcext:value-type="float">
            <text:p>21.4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k11_triceps_T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.4311" calcext:value-type="float">
            <text:p>21.4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k11_gastrocnemius_W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6262" calcext:value-type="float">
            <text:p>22.62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k11_gastrocnemius_W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3197" calcext:value-type="float">
            <text:p>22.3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k11_gastrocnemius_S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7496" calcext:value-type="float">
            <text:p>22.74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k11_gastrocnemius_S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683" calcext:value-type="float">
            <text:p>22.6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k11_gastrocnemius_V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9252" calcext:value-type="float">
            <text:p>22.92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k11_gastrocnemius_V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.8598" calcext:value-type="float">
            <text:p>22.85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k11_gastrocnemius_T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9387" calcext:value-type="float">
            <text:p>22.93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k11_gastrocnemius_T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.4163" calcext:value-type="float">
            <text:p>23.4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k11_triceps_V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6525" calcext:value-type="float">
            <text:p>21.65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k11_triceps_V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.8272" calcext:value-type="float">
            <text:p>21.82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k11_triceps_T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.2171" calcext:value-type="float">
            <text:p>21.21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k11_triceps_T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.2704" calcext:value-type="float">
            <text:p>21.27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k11_gastrocnemius_W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2672" calcext:value-type="float">
            <text:p>22.26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k11_gastrocnemius_W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5658" calcext:value-type="float">
            <text:p>22.56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k11_gastrocnemius_S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9173" calcext:value-type="float">
            <text:p>22.91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k11_gastrocnemius_S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8031" calcext:value-type="float">
            <text:p>22.80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k11_gastrocnemius_V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.4889" calcext:value-type="float">
            <text:p>21.48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k11_gastrocnemius_V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3771" calcext:value-type="float">
            <text:p>22.37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k11_gastrocnemius_T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.9797" calcext:value-type="float">
            <text:p>23.97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k11_gastrocnemius_T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.9569" calcext:value-type="float">
            <text:p>23.95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k11_triceps_V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0328" calcext:value-type="float">
            <text:p>22.03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k11_triceps_V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5861" calcext:value-type="float">
            <text:p>21.58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k11_triceps_T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.375" calcext:value-type="float">
            <text:p>20.3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k11_triceps_T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.4817" calcext:value-type="float">
            <text:p>20.48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k11_gastrocnemius_W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6298" calcext:value-type="float">
            <text:p>22.62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k11_gastrocnemius_W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2825" calcext:value-type="float">
            <text:p>22.28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k11_gastrocnemius_S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1414" calcext:value-type="float">
            <text:p>22.14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k11_gastrocnemius_S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1474" calcext:value-type="float">
            <text:p>22.14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k11_gastrocnemius_V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4788" calcext:value-type="float">
            <text:p>22.47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k11_gastrocnemius_V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465" calcext:value-type="float">
            <text:p>22.4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k11_gastrocnemius_T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.1231" calcext:value-type="float">
            <text:p>23.12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k11_gastrocnemius_T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.7105" calcext:value-type="float">
            <text:p>23.71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k11_triceps_V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.8827" calcext:value-type="float">
            <text:p>21.88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k11_triceps_V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3528" calcext:value-type="float">
            <text:p>21.35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k11_triceps_T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.0286" calcext:value-type="float">
            <text:p>21.02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k11_triceps_T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.4553" calcext:value-type="float">
            <text:p>21.45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k11_gastrocnemius_W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.1238" calcext:value-type="float">
            <text:p>21.12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k11_gastrocnemius_W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2478" calcext:value-type="float">
            <text:p>22.24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k11_gastrocnemius_S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9294" calcext:value-type="float">
            <text:p>22.92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k11_gastrocnemius_S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4858" calcext:value-type="float">
            <text:p>22.48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k11_gastrocnemius_V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.975" calcext:value-type="float">
            <text:p>20.9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k11_gastrocnemius_V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.0532" calcext:value-type="float">
            <text:p>21.05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k11_gastrocnemius_T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.0668" calcext:value-type="float">
            <text:p>23.06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k11_gastrocnemius_T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.7814" calcext:value-type="float">
            <text:p>23.78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k11_triceps_D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.6318" calcext:value-type="float">
            <text:p>21.63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k11_triceps_D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.6228" calcext:value-type="float">
            <text:p>21.62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k11_triceps_TD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.8762" calcext:value-type="float">
            <text:p>20.87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k11_triceps_TD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.5583" calcext:value-type="float">
            <text:p>20.55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k11_gastrocnemius_E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3623" calcext:value-type="float">
            <text:p>21.36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k11_gastrocnemius_E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2845" calcext:value-type="float">
            <text:p>21.28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k11_gastrocnemius_SE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1571" calcext:value-type="float">
            <text:p>22.15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k11_gastrocnemius_SE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1931" calcext:value-type="float">
            <text:p>22.19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k11_gastrocnemius_D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0575" calcext:value-type="float">
            <text:p>22.05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k11_gastrocnemius_D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0697" calcext:value-type="float">
            <text:p>22.06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k11_gastrocnemius_TD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3763" calcext:value-type="float">
            <text:p>21.37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k11_gastrocnemius_TD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.9349" calcext:value-type="float">
            <text:p>21.93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k11_triceps_D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101" calcext:value-type="float">
            <text:p>21.1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k11_triceps_D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.4871" calcext:value-type="float">
            <text:p>21.48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k11_triceps_TD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0262" calcext:value-type="float">
            <text:p>21.02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k11_triceps_TD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.8302" calcext:value-type="float">
            <text:p>20.83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k11_gastrocnemius_E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6396" calcext:value-type="float">
            <text:p>21.63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k11_gastrocnemius_E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6804" calcext:value-type="float">
            <text:p>21.68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k11_gastrocnemius_SE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1178" calcext:value-type="float">
            <text:p>22.11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k11_gastrocnemius_SE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875" calcext:value-type="float">
            <text:p>21.8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k11_gastrocnemius_D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3412" calcext:value-type="float">
            <text:p>22.34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k11_gastrocnemius_D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4301" calcext:value-type="float">
            <text:p>22.43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k11_gastrocnemius_TD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1055" calcext:value-type="float">
            <text:p>22.10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k11_gastrocnemius_TD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8871" calcext:value-type="float">
            <text:p>21.88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k11_triceps_D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.0129" calcext:value-type="float">
            <text:p>21.01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k11_triceps_D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.9902" calcext:value-type="float">
            <text:p>20.99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k11_triceps_TD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008" calcext:value-type="float">
            <text:p>21.0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k11_triceps_TD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.5639" calcext:value-type="float">
            <text:p>20.56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k11_gastrocnemius_E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2414" calcext:value-type="float">
            <text:p>22.24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k11_gastrocnemius_E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2488" calcext:value-type="float">
            <text:p>22.24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k11_gastrocnemius_SE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8963" calcext:value-type="float">
            <text:p>21.89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k11_gastrocnemius_SE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.4762" calcext:value-type="float">
            <text:p>21.47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k11_gastrocnemius_D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7745" calcext:value-type="float">
            <text:p>21.77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k11_gastrocnemius_D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.5566" calcext:value-type="float">
            <text:p>21.55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k11_gastrocnemius_TD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.6179" calcext:value-type="float">
            <text:p>21.61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k11_gastrocnemius_TD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6645" calcext:value-type="float">
            <text:p>21.66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k11_triceps_D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.818" calcext:value-type="float">
            <text:p>20.8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k11_triceps_D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.8443" calcext:value-type="float">
            <text:p>20.84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k11_triceps_TD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.5481" calcext:value-type="float">
            <text:p>20.54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k11_triceps_TD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.4266" calcext:value-type="float">
            <text:p>20.42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k11_gastrocnemius_E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3531" calcext:value-type="float">
            <text:p>22.35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k11_gastrocnemius_E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4501" calcext:value-type="float">
            <text:p>22.45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k11_gastrocnemius_SE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2948" calcext:value-type="float">
            <text:p>22.29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k11_gastrocnemius_SE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0662" calcext:value-type="float">
            <text:p>22.06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k11_gastrocnemius_D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.2097" calcext:value-type="float">
            <text:p>21.20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k11_gastrocnemius_D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5361" calcext:value-type="float">
            <text:p>21.53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k11_gastrocnemius_TD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.431" calcext:value-type="float">
            <text:p>20.4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k11_gastrocnemius_TD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.7633" calcext:value-type="float">
            <text:p>19.7633</text:p>
          </table:table-cell>
        </table:table-row>
      </table:table>
      <table:table table:name="2013.09.17_IGF1R_quadriceps_WES_XGU_VDT_automatic_threshold" table:style-name="ta1"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late Name: 2013.09.17 IGF1R quads WES</text:p>
          </table:table-cell>
          <table:table-cell office:value-type="string" calcext:value-type="string">
            <text:p><text:s/>XGU</text:p>
          </table:table-cell>
          <table:table-cell office:value-type="string" calcext:value-type="string">
            <text:p><text:s/>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hreshold</text:p>
          </table:table-cell>
        </table:table-row>
        <table:table-row table:style-name="ro1">
          <table:table-cell office:value-type="string" calcext:value-type="string">
            <text:p>syber2</text:p>
          </table:table-cell>
          <table:table-cell office:value-type="string" calcext:value-type="string">
            <text:p>SYBR</text:p>
          </table:table-cell>
          <table:table-cell table:number-columns-repeated="2" office:value-type="string" calcext:value-type="string">
            <text:p>(Auto)</text:p>
          </table:table-cell>
          <table:table-cell office:value-type="string" calcext:value-type="string">
            <text:p>Auto:0.503543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Sample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gf1r_quadriceps_W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9126" calcext:value-type="float">
            <text:p>24.9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gf1r_quadriceps_W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0931" calcext:value-type="float">
            <text:p>26.09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gf1r_quadriceps_S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02" calcext:value-type="float">
            <text:p>26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gf1r_quadriceps_S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.1931" calcext:value-type="float">
            <text:p>26.19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gf1r_quadriceps_X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3075" calcext:value-type="float">
            <text:p>25.30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gf1r_quadriceps_X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2701" calcext:value-type="float">
            <text:p>25.27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gf1r_quadriceps_U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3363" calcext:value-type="float">
            <text:p>25.3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gf1r_quadriceps_U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2486" calcext:value-type="float">
            <text:p>25.2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gf1r_quadriceps_V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2813" calcext:value-type="float">
            <text:p>25.28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gf1r_quadriceps_V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1549" calcext:value-type="float">
            <text:p>25.1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gf1r_quadriceps_T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6944" calcext:value-type="float">
            <text:p>25.69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gf1r_quadriceps_T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7393" calcext:value-type="float">
            <text:p>25.73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gf1r_quadriceps_W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6078" calcext:value-type="float">
            <text:p>25.60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gf1r_quadriceps_W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638" calcext:value-type="float">
            <text:p>25.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gf1r_quadriceps_S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.2859" calcext:value-type="float">
            <text:p>26.28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gf1r_quadriceps_S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5435" calcext:value-type="float">
            <text:p>25.54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gf1r_quadriceps_X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8492" calcext:value-type="float">
            <text:p>24.84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gf1r_quadriceps_X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9699" calcext:value-type="float">
            <text:p>24.96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gf1r_quadriceps_U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8243" calcext:value-type="float">
            <text:p>24.82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gf1r_quadriceps_U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824" calcext:value-type="float">
            <text:p>24.8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gf1r_quadriceps_V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6057" calcext:value-type="float">
            <text:p>24.60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gf1r_quadriceps_V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.0156" calcext:value-type="float">
            <text:p>25.01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gf1r_quadriceps_T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.1417" calcext:value-type="float">
            <text:p>25.14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gf1r_quadriceps_T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0944" calcext:value-type="float">
            <text:p>25.09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gf1r_quadriceps_W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3273" calcext:value-type="float">
            <text:p>25.32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gf1r_quadriceps_W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3099" calcext:value-type="float">
            <text:p>25.30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gf1r_quadriceps_S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2083" calcext:value-type="float">
            <text:p>25.20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gf1r_quadriceps_S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4406" calcext:value-type="float">
            <text:p>25.44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gf1r_quadriceps_X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1578" calcext:value-type="float">
            <text:p>25.15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gf1r_quadriceps_X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3113" calcext:value-type="float">
            <text:p>25.31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gf1r_quadriceps_U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2524" calcext:value-type="float">
            <text:p>24.25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gf1r_quadriceps_U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.0156" calcext:value-type="float">
            <text:p>25.01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gf1r_quadriceps_V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.1263" calcext:value-type="float">
            <text:p>25.12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gf1r_quadriceps_V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8806" calcext:value-type="float">
            <text:p>24.88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gf1r_quadriceps_T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9119" calcext:value-type="float">
            <text:p>25.91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gf1r_quadriceps_T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gf1r_quadriceps_W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148" calcext:value-type="float">
            <text:p>25.1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gf1r_quadriceps_W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1793" calcext:value-type="float">
            <text:p>25.17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gf1r_quadriceps_S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6814" calcext:value-type="float">
            <text:p>25.68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gf1r_quadriceps_S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7379" calcext:value-type="float">
            <text:p>25.73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gf1r_quadriceps_X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246" calcext:value-type="float">
            <text:p>25.2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gf1r_quadriceps_X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5533" calcext:value-type="float">
            <text:p>25.55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gf1r_quadriceps_U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2958" calcext:value-type="float">
            <text:p>25.29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gf1r_quadriceps_U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6029" calcext:value-type="float">
            <text:p>25.60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gf1r_quadriceps_V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.3623" calcext:value-type="float">
            <text:p>24.36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gf1r_quadriceps_V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7185" calcext:value-type="float">
            <text:p>24.71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gf1r_quadriceps_T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3771" calcext:value-type="float">
            <text:p>25.37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gf1r_quadriceps_T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.3389" calcext:value-type="float">
            <text:p>25.3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gf1r_quadriceps_E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.526" calcext:value-type="float">
            <text:p>26.5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gf1r_quadriceps_E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.6545" calcext:value-type="float">
            <text:p>26.65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gf1r_quadriceps_ES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.0883" calcext:value-type="float">
            <text:p>26.08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gf1r_quadriceps_ES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.167" calcext:value-type="float">
            <text:p>26.1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gf1r_quadriceps_G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8831" calcext:value-type="float">
            <text:p>24.88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gf1r_quadriceps_G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83" calcext:value-type="float">
            <text:p>24.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gf1r_quadriceps_UG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4362" calcext:value-type="float">
            <text:p>24.43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gf1r_quadriceps_UG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8597" calcext:value-type="float">
            <text:p>24.85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gf1r_quadriceps_D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3353" calcext:value-type="float">
            <text:p>24.33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gf1r_quadriceps_D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3967" calcext:value-type="float">
            <text:p>24.39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gf1r_quadriceps_TD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.9176" calcext:value-type="float">
            <text:p>24.91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gf1r_quadriceps_TD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.8022" calcext:value-type="float">
            <text:p>24.80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gf1r_quadriceps_E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6.4726" calcext:value-type="float">
            <text:p>26.47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gf1r_quadriceps_E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.4311" calcext:value-type="float">
            <text:p>26.43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gf1r_quadriceps_ES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.0894" calcext:value-type="float">
            <text:p>27.08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gf1r_quadriceps_ES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.2713" calcext:value-type="float">
            <text:p>27.27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gf1r_quadriceps_G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2435" calcext:value-type="float">
            <text:p>25.24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gf1r_quadriceps_G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2807" calcext:value-type="float">
            <text:p>25.28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gf1r_quadriceps_UG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565" calcext:value-type="float">
            <text:p>25.5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gf1r_quadriceps_UG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.0159" calcext:value-type="float">
            <text:p>26.01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gf1r_quadriceps_D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5048" calcext:value-type="float">
            <text:p>24.50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gf1r_quadriceps_D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7572" calcext:value-type="float">
            <text:p>24.75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gf1r_quadriceps_TD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0446" calcext:value-type="float">
            <text:p>25.04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gf1r_quadriceps_TD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9664" calcext:value-type="float">
            <text:p>24.96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gf1r_quadriceps_E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.4747" calcext:value-type="float">
            <text:p>27.47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gf1r_quadriceps_E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7.4361" calcext:value-type="float">
            <text:p>27.43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gf1r_quadriceps_ES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.8753" calcext:value-type="float">
            <text:p>26.87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gf1r_quadriceps_ES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.8521" calcext:value-type="float">
            <text:p>26.85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gf1r_quadriceps_G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5616" calcext:value-type="float">
            <text:p>24.56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gf1r_quadriceps_G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6245" calcext:value-type="float">
            <text:p>24.62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gf1r_quadriceps_UG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3982" calcext:value-type="float">
            <text:p>25.39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gf1r_quadriceps_UG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gf1r_quadriceps_D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0356" calcext:value-type="float">
            <text:p>25.03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gf1r_quadriceps_D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7735" calcext:value-type="float">
            <text:p>24.77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gf1r_quadriceps_TD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.1417" calcext:value-type="float">
            <text:p>25.14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gf1r_quadriceps_TD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2049" calcext:value-type="float">
            <text:p>25.20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gf1r_quadriceps_E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6.5686" calcext:value-type="float">
            <text:p>26.56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gf1r_quadriceps_E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6.3414" calcext:value-type="float">
            <text:p>26.34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gf1r_quadriceps_ES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6.8536" calcext:value-type="float">
            <text:p>26.85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gf1r_quadriceps_ES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.8399" calcext:value-type="float">
            <text:p>26.83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gf1r_quadriceps_NTC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gf1r_quadriceps_NTC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gf1r_quadriceps_UG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3674" calcext:value-type="float">
            <text:p>25.36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gf1r_quadriceps_UG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.4109" calcext:value-type="float">
            <text:p>25.41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gf1r_quadriceps_D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3951" calcext:value-type="float">
            <text:p>24.39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gf1r_quadriceps_D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.2916" calcext:value-type="float">
            <text:p>24.29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gf1r_quadriceps_TD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2657" calcext:value-type="float">
            <text:p>25.26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gf1r_quadriceps_TD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0174" calcext:value-type="float">
            <text:p>25.0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f </meta:initial-creator>
    <meta:creation-date>2015-05-22T13:57:35.809284864</meta:creation-date>
    <meta:generator>LibreOffice/4.4.3.2$Linux_X86_64 LibreOffice_project/40m0$Build-2</meta:generator>
    <dc:date>2015-05-22T14:06:58.038954058</dc:date>
    <dc:creator>ayf </dc:creator>
    <meta:editing-duration>PT9M22S</meta:editing-duration>
    <meta:editing-cycles>1</meta:editing-cycles>
    <meta:document-statistic meta:table-count="4" meta:cell-count="1827" meta:object-count="0"/>
  </office:meta>
</office:document-meta>
</file>